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412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3.055cm"/>
    </style:style>
    <style:style style:name="co7" style:family="table-column">
      <style:table-column-properties fo:break-before="auto" style:column-width="3.3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8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en" number:country="GB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4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color="#000000"/>
    </style:style>
    <style:style style:name="ce9" style:family="table-cell" style:parent-style-name="Default" style:data-style-name="N4">
      <style:text-properties fo:color="#c9211e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8"/>
        <table:table-column table:style-name="co8" table:number-columns-repeated="2" table:default-cell-style-name="ce4"/>
        <table:table-row table:style-name="ro1">
          <table:table-cell table:style-name="ce2" office:value-type="string" calcext:value-type="string">
            <text:p>Cluster</text:p>
            <text:p>Name</text:p>
          </table:table-cell>
          <table:table-cell table:style-name="ce2" office:value-type="string" calcext:value-type="string">
            <text:p>R☉ [kpc] <text:s/>Distance from Sun</text:p>
          </table:table-cell>
          <table:table-cell table:style-name="ce2" office:value-type="string" calcext:value-type="string">
            <text:p>Mass</text:p>
            <text:p>[M☉]</text:p>
          </table:table-cell>
          <table:table-cell table:style-name="ce2" office:value-type="string" calcext:value-type="string">
            <text:p>rh,m</text:p>
            <text:p>[pc]</text:p>
          </table:table-cell>
          <table:table-cell table:style-name="ce5" office:value-type="string" calcext:value-type="string">
            <text:p>mass_min [ M☉]</text:p>
          </table:table-cell>
          <table:table-cell table:style-name="ce5" office:value-type="string" calcext:value-type="string">
            <text:p>mass_max <text:s/>[M☉]</text:p>
          </table:table-cell>
          <table:table-cell table:style-name="ce5" office:value-type="string" calcext:value-type="string">
            <text:p>MF</text:p>
            <text:p><text:span text:style-name="T1">Slope </text:span><text:span text:style-name="T2">α</text:span></text:p>
          </table:table-cell>
          <table:table-cell table:style-name="ce7" office:value-type="string" calcext:value-type="string">
            <text:p>estimate mean mass [M☉]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2MASS-GC01 </text:p>
          </table:table-cell>
          <table:table-cell office:value-type="string" calcext:value-type="string">
            <text:p>3.37 </text:p>
          </table:table-cell>
          <table:table-cell office:value-type="string" calcext:value-type="string">
            <text:p>4.1d4 </text:p>
          </table:table-cell>
          <table:table-cell office:value-type="string" calcext:value-type="string">
            <text:p>5.98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-0,36</text:p>
          </table:table-cell>
          <table:table-cell table:formula="of:=((1-[.G2])*((POWER([.F2];2-[.G2])-(POWER([.E2];2-[.G2])))/((2-[.G2])*((POWER([.F2];1-[.G2])-(POWER([.E2];1-[.G2])))))))" office:value-type="float" office:value="0.429776460086614" calcext:value-type="float">
            <text:p>0,43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2MASS-GC02 </text:p>
          </table:table-cell>
          <table:table-cell office:value-type="string" calcext:value-type="string">
            <text:p>5.50 </text:p>
          </table:table-cell>
          <table:table-cell office:value-type="string" calcext:value-type="string">
            <text:p>1.6d4 </text:p>
          </table:table-cell>
          <table:table-cell office:value-type="string" calcext:value-type="string">
            <text:p>2.85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50 </text:p>
          </table:table-cell>
          <table:table-cell table:formula="of:=((1-[.G3])*((POWER([.F3];2-[.G3])-(POWER([.E3];2-[.G3])))/((2-[.G3])*((POWER([.F3];1-[.G3])-(POWER([.E3];1-[.G3])))))))" office:value-type="float" office:value="0.354858377035486" calcext:value-type="float">
            <text:p>0,3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AM_1 </text:p>
          </table:table-cell>
          <table:table-cell office:value-type="string" calcext:value-type="string">
            <text:p>118.91 </text:p>
          </table:table-cell>
          <table:table-cell office:value-type="string" calcext:value-type="string">
            <text:p>1.96d4 </text:p>
          </table:table-cell>
          <table:table-cell office:value-type="string" calcext:value-type="string">
            <text:p>20.32 </text:p>
          </table:table-cell>
          <table:table-cell office:value-type="string" calcext:value-type="string">
            <text:p>0,65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1,07</text:p>
          </table:table-cell>
          <table:table-cell table:formula="of:=((1-[.G4])*((POWER([.F4];2-[.G4])-(POWER([.E4];2-[.G4])))/((2-[.G4])*((POWER([.F4];1-[.G4])-(POWER([.E4];1-[.G4])))))))" office:value-type="float" office:value="0.738505117096624" calcext:value-type="float">
            <text:p>0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_4 </text:p>
          </table:table-cell>
          <table:table-cell office:value-type="string" calcext:value-type="string">
            <text:p>29.01 </text:p>
          </table:table-cell>
          <table:table-cell office:value-type="string" calcext:value-type="string">
            <text:p>7.46d2 </text:p>
          </table:table-cell>
          <table:table-cell office:value-type="string" calcext:value-type="string">
            <text:p>11.29 </text:p>
          </table:table-cell>
          <table:table-cell office:value-type="string" calcext:value-type="string">
            <text:p>0,39 </text:p>
          </table:table-cell>
          <table:table-cell office:value-type="string" calcext:value-type="string">
            <text:p>0,88 </text:p>
          </table:table-cell>
          <table:table-cell office:value-type="string" calcext:value-type="string">
            <text:p>-2,79 </text:p>
          </table:table-cell>
          <table:table-cell table:formula="of:=((1-[.G5])*((POWER([.F5];2-[.G5])-(POWER([.E5];2-[.G5])))/((2-[.G5])*((POWER([.F5];1-[.G5])-(POWER([.E5];1-[.G5])))))))" office:value-type="float" office:value="0.714878683528962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p_2 </text:p>
          </table:table-cell>
          <table:table-cell office:value-type="string" calcext:value-type="string">
            <text:p>28.73 </text:p>
          </table:table-cell>
          <table:table-cell office:value-type="string" calcext:value-type="string">
            <text:p>3.87d4 </text:p>
          </table:table-cell>
          <table:table-cell office:value-type="string" calcext:value-type="string">
            <text:p>19.34 </text:p>
          </table:table-cell>
          <table:table-cell office:value-type="string" calcext:value-type="string">
            <text:p>0,41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75 </text:p>
          </table:table-cell>
          <table:table-cell table:formula="of:=((1-[.G6])*((POWER([.F6];2-[.G6])-(POWER([.E6];2-[.G6])))/((2-[.G6])*((POWER([.F6];1-[.G6])-(POWER([.E6];1-[.G6])))))))" office:value-type="float" office:value="0.620817394962484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_140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9.73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57 </text:p>
          </table:table-cell>
          <table:table-cell table:formula="of:=((1-[.G7])*((POWER([.F7];2-[.G7])-(POWER([.E7];2-[.G7])))/((2-[.G7])*((POWER([.F7];1-[.G7])-(POWER([.E7];1-[.G7])))))))" office:value-type="float" office:value="0.445751341227977" calcext:value-type="float">
            <text:p>0,4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BH_261_(AL 3) </text:p>
          </table:table-cell>
          <table:table-cell office:value-type="string" calcext:value-type="string">
            <text:p>6.12 </text:p>
          </table:table-cell>
          <table:table-cell office:value-type="string" calcext:value-type="string">
            <text:p>2.38d4 </text:p>
          </table:table-cell>
          <table:table-cell office:value-type="string" calcext:value-type="string">
            <text:p>4.45 </text:p>
          </table:table-cell>
          <table:table-cell office:value-type="string" calcext:value-type="string">
            <text:p>0,40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2,35 </text:p>
          </table:table-cell>
          <table:table-cell table:formula="of:=((1-[.G8])*((POWER([.F8];2-[.G8])-(POWER([.E8];2-[.G8])))/((2-[.G8])*((POWER([.F8];1-[.G8])-(POWER([.E8];1-[.G8])))))))" office:value-type="float" office:value="0.642615236702193" calcext:value-type="float">
            <text:p>0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ter </text:p>
          </table:table-cell>
          <table:table-cell office:value-type="string" calcext:value-type="string">
            <text:p>147.23 </text:p>
          </table:table-cell>
          <table:table-cell office:value-type="string" calcext:value-type="string">
            <text:p>1.21d4 </text:p>
          </table:table-cell>
          <table:table-cell office:value-type="string" calcext:value-type="string">
            <text:p>27.62 </text:p>
          </table:table-cell>
          <table:table-cell office:value-type="string" calcext:value-type="string">
            <text:p>0,65 </text:p>
          </table:table-cell>
          <table:table-cell office:value-type="string" calcext:value-type="string">
            <text:p>0,94 </text:p>
          </table:table-cell>
          <table:table-cell office:value-type="string" calcext:value-type="string">
            <text:p>-1,52 </text:p>
          </table:table-cell>
          <table:table-cell table:formula="of:=((1-[.G9])*((POWER([.F9];2-[.G9])-(POWER([.E9];2-[.G9])))/((2-[.G9])*((POWER([.F9];1-[.G9])-(POWER([.E9];1-[.G9])))))))" office:value-type="float" office:value="0.808329921176527" calcext:value-type="float">
            <text:p>0,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jor_1 </text:p>
          </table:table-cell>
          <table:table-cell office:value-type="string" calcext:value-type="string">
            <text:p>9.88 </text:p>
          </table:table-cell>
          <table:table-cell office:value-type="string" calcext:value-type="string">
            <text:p>8.43d4 </text:p>
          </table:table-cell>
          <table:table-cell office:value-type="string" calcext:value-type="string">
            <text:p>5.62 </text:p>
          </table:table-cell>
          <table:table-cell office:value-type="string" calcext:value-type="string">
            <text:p>0,57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31 </text:p>
          </table:table-cell>
          <table:table-cell table:formula="of:=((1-[.G10])*((POWER([.F10];2-[.G10])-(POWER([.E10];2-[.G10])))/((2-[.G10])*((POWER([.F10];1-[.G10])-(POWER([.E10];1-[.G10])))))))" office:value-type="float" office:value="0.671547562224754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jor_2_(ESO-456-SC38 )</text:p>
          </table:table-cell>
          <table:table-cell office:value-type="string" calcext:value-type="string">
            <text:p>8.76 </text:p>
          </table:table-cell>
          <table:table-cell office:value-type="string" calcext:value-type="string">
            <text:p>1.34d5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0,59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1,54 </text:p>
          </table:table-cell>
          <table:table-cell table:formula="of:=((1-[.G11])*((POWER([.F11];2-[.G11])-(POWER([.E11];2-[.G11])))/((2-[.G11])*((POWER([.F11];1-[.G11])-(POWER([.E11];1-[.G11])))))))" office:value-type="float" office:value="0.691742036404368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_3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2.56d3 </text:p>
          </table:table-cell>
          <table:table-cell office:value-type="string" calcext:value-type="string">
            <text:p>5.51 </text:p>
          </table:table-cell>
          <table:table-cell office:value-type="string" calcext:value-type="string">
            <text:p>0,35 </text:p>
          </table:table-cell>
          <table:table-cell office:value-type="string" calcext:value-type="string">
            <text:p>0,85 </text:p>
          </table:table-cell>
          <table:table-cell office:value-type="string" calcext:value-type="string">
            <text:p>0,88 </text:p>
          </table:table-cell>
          <table:table-cell table:formula="of:=((1-[.G12])*((POWER([.F12];2-[.G12])-(POWER([.E12];2-[.G12])))/((2-[.G12])*((POWER([.F12];1-[.G12])-(POWER([.E12];1-[.G12])))))))" office:value-type="float" office:value="0.567890644210454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danus </text:p>
          </table:table-cell>
          <table:table-cell office:value-type="string" calcext:value-type="string">
            <text:p>84.68 </text:p>
          </table:table-cell>
          <table:table-cell office:value-type="string" calcext:value-type="string">
            <text:p>9.29d3 </text:p>
          </table:table-cell>
          <table:table-cell office:value-type="string" calcext:value-type="string">
            <text:p>18.83 </text:p>
          </table:table-cell>
          <table:table-cell office:value-type="string" calcext:value-type="string">
            <text:p>0,59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1,06</text:p>
          </table:table-cell>
          <table:table-cell table:formula="of:=((1-[.G13])*((POWER([.F13];2-[.G13])-(POWER([.E13];2-[.G13])))/((2-[.G13])*((POWER([.F13];1-[.G13])-(POWER([.E13];1-[.G13])))))))" office:value-type="float" office:value="0.706105162420673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O_280-SC06 </text:p>
          </table:table-cell>
          <table:table-cell office:value-type="string" calcext:value-type="string">
            <text:p>20.95 </text:p>
          </table:table-cell>
          <table:table-cell office:value-type="string" calcext:value-type="string">
            <text:p>4.01d4 </text:p>
          </table:table-cell>
          <table:table-cell office:value-type="string" calcext:value-type="string">
            <text:p>9.69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40 </text:p>
          </table:table-cell>
          <table:table-cell table:formula="of:=((1-[.G14])*((POWER([.F14];2-[.G14])-(POWER([.E14];2-[.G14])))/((2-[.G14])*((POWER([.F14];1-[.G14])-(POWER([.E14];1-[.G14])))))))" office:value-type="float" office:value="0.432902762905112" calcext:value-type="float">
            <text:p>0,43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ESO_452-SC11 </text:p>
          </table:table-cell>
          <table:table-cell office:value-type="string" calcext:value-type="string">
            <text:p>7.39 </text:p>
          </table:table-cell>
          <table:table-cell office:value-type="string" calcext:value-type="string">
            <text:p>7.32d3 </text:p>
          </table:table-cell>
          <table:table-cell office:value-type="string" calcext:value-type="string">
            <text:p>3.26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50 </text:p>
          </table:table-cell>
          <table:table-cell table:formula="of:=((1-[.G15])*((POWER([.F15];2-[.G15])-(POWER([.E15];2-[.G15])))/((2-[.G15])*((POWER([.F15];1-[.G15])-(POWER([.E15];1-[.G15])))))))" office:value-type="float" office:value="0.354858377035486" calcext:value-type="float">
            <text:p>0,3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FSR_1716 </text:p>
          </table:table-cell>
          <table:table-cell office:value-type="string" calcext:value-type="string">
            <text:p>7.43 </text:p>
          </table:table-cell>
          <table:table-cell office:value-type="string" calcext:value-type="string">
            <text:p>5.66d4 </text:p>
          </table:table-cell>
          <table:table-cell office:value-type="string" calcext:value-type="string">
            <text:p>5.26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37 </text:p>
          </table:table-cell>
          <table:table-cell table:formula="of:=((1-[.G16])*((POWER([.F16];2-[.G16])-(POWER([.E16];2-[.G16])))/((2-[.G16])*((POWER([.F16];1-[.G16])-(POWER([.E16];1-[.G16])))))))" office:value-type="float" office:value="0.430561650518528" calcext:value-type="float">
            <text:p>0,43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FSR_1735 </text:p>
          </table:table-cell>
          <table:table-cell office:value-type="string" calcext:value-type="string">
            <text:p>9.08 </text:p>
          </table:table-cell>
          <table:table-cell office:value-type="string" calcext:value-type="string">
            <text:p>9.98d4 </text:p>
          </table:table-cell>
          <table:table-cell office:value-type="string" calcext:value-type="string">
            <text:p>2.69 </text:p>
          </table:table-cell>
          <table:table-cell office:value-type="string" calcext:value-type="string">
            <text:p>0,65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0,03 </text:p>
          </table:table-cell>
          <table:table-cell table:formula="of:=((1-[.G17])*((POWER([.F17];2-[.G17])-(POWER([.E17];2-[.G17])))/((2-[.G17])*((POWER([.F17];1-[.G17])-(POWER([.E17];1-[.G17])))))))" office:value-type="float" office:value="0.720068182104591" calcext:value-type="float">
            <text:p>0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SR_1758 </text:p>
          </table:table-cell>
          <table:table-cell office:value-type="string" calcext:value-type="string">
            <text:p>11.09 </text:p>
          </table:table-cell>
          <table:table-cell office:value-type="string" calcext:value-type="string">
            <text:p>4.91d5 </text:p>
          </table:table-cell>
          <table:table-cell office:value-type="string" calcext:value-type="string">
            <text:p>16.23 </text:p>
          </table:table-cell>
          <table:table-cell office:value-type="string" calcext:value-type="string">
            <text:p>0,45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0,72 </text:p>
          </table:table-cell>
          <table:table-cell table:formula="of:=((1-[.G18])*((POWER([.F18];2-[.G18])-(POWER([.E18];2-[.G18])))/((2-[.G18])*((POWER([.F18];1-[.G18])-(POWER([.E18];1-[.G18])))))))" office:value-type="float" office:value="0.608584043085054" calcext:value-type="float">
            <text:p>0,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_1_(ESO-456-SC29)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6d4 </text:p>
          </table:table-cell>
          <table:table-cell office:value-type="string" calcext:value-type="string">
            <text:p>7.79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10 </text:p>
          </table:table-cell>
          <table:table-cell table:formula="of:=((1-[.G19])*((POWER([.F19];2-[.G19])-(POWER([.E19];2-[.G19])))/((2-[.G19])*((POWER([.F19];1-[.G19])-(POWER([.E19];1-[.G19])))))))" office:value-type="float" office:value="0.408550775192084" calcext:value-type="float">
            <text:p>0,4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Gran_2 </text:p>
          </table:table-cell>
          <table:table-cell office:value-type="string" calcext:value-type="string">
            <text:p>15.84 </text:p>
          </table:table-cell>
          <table:table-cell office:value-type="string" calcext:value-type="string">
            <text:p>4.2d4 </text:p>
          </table:table-cell>
          <table:table-cell office:value-type="string" calcext:value-type="string">
            <text:p>12.29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70 </text:p>
          </table:table-cell>
          <table:table-cell table:formula="of:=((1-[.G20])*((POWER([.F20];2-[.G20])-(POWER([.E20];2-[.G20])))/((2-[.G20])*((POWER([.F20];1-[.G20])-(POWER([.E20];1-[.G20])))))))" office:value-type="float" office:value="0.455087621387273" calcext:value-type="float">
            <text:p>0,46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Gran_3_(Patchick-125) </text:p>
          </table:table-cell>
          <table:table-cell office:value-type="string" calcext:value-type="string">
            <text:p>11.47 </text:p>
          </table:table-cell>
          <table:table-cell office:value-type="string" calcext:value-type="string">
            <text:p>3.5d4 </text:p>
          </table:table-cell>
          <table:table-cell office:value-type="string" calcext:value-type="string">
            <text:p>10.09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58 </text:p>
          </table:table-cell>
          <table:table-cell table:formula="of:=((1-[.G21])*((POWER([.F21];2-[.G21])-(POWER([.E21];2-[.G21])))/((2-[.G21])*((POWER([.F21];1-[.G21])-(POWER([.E21];1-[.G21])))))))" office:value-type="float" office:value="0.446484687398557" calcext:value-type="float">
            <text:p>0,4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Gran_5 </text:p>
          </table:table-cell>
          <table:table-cell office:value-type="string" calcext:value-type="string">
            <text:p>4.91 </text:p>
          </table:table-cell>
          <table:table-cell office:value-type="string" calcext:value-type="string">
            <text:p>2.29d4 </text:p>
          </table:table-cell>
          <table:table-cell office:value-type="string" calcext:value-type="string">
            <text:p>2.20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54 </text:p>
          </table:table-cell>
          <table:table-cell table:formula="of:=((1-[.G22])*((POWER([.F22];2-[.G22])-(POWER([.E22];2-[.G22])))/((2-[.G22])*((POWER([.F22];1-[.G22])-(POWER([.E22];1-[.G22])))))))" office:value-type="float" office:value="0.35113489656473" calcext:value-type="float">
            <text:p>0,3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HP_1 </text:p>
          </table:table-cell>
          <table:table-cell office:value-type="string" calcext:value-type="string">
            <text:p>7.00 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4.19 </text:p>
          </table:table-cell>
          <table:table-cell office:value-type="string" calcext:value-type="string">
            <text:p>0,45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02 </text:p>
          </table:table-cell>
          <table:table-cell table:formula="of:=((1-[.G23])*((POWER([.F23];2-[.G23])-(POWER([.E23];2-[.G23])))/((2-[.G23])*((POWER([.F23];1-[.G23])-(POWER([.E23];1-[.G23])))))))" office:value-type="float" office:value="0.635365562758211" calcext:value-type="float">
            <text:p>0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_1257 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1.8d4</text:p>
          </table:table-cell>
          <table:table-cell office:value-type="string" calcext:value-type="string">
            <text:p>5.53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12 </text:p>
          </table:table-cell>
          <table:table-cell table:formula="of:=((1-[.G24])*((POWER([.F24];2-[.G24])-(POWER([.E24];2-[.G24])))/((2-[.G24])*((POWER([.F24];1-[.G24])-(POWER([.E24];1-[.G24])))))))" office:value-type="float" office:value="0.389490370899854" calcext:value-type="float">
            <text:p>0,39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IC_1276 </text:p>
          </table:table-cell>
          <table:table-cell office:value-type="string" calcext:value-type="string">
            <text:p>4.55 </text:p>
          </table:table-cell>
          <table:table-cell office:value-type="string" calcext:value-type="string">
            <text:p>7.43d4 </text:p>
          </table:table-cell>
          <table:table-cell office:value-type="string" calcext:value-type="string">
            <text:p>4.98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51</text:p>
          </table:table-cell>
          <table:table-cell table:formula="of:=((1-[.G25])*((POWER([.F25];2-[.G25])-(POWER([.E25];2-[.G25])))/((2-[.G25])*((POWER([.F25];1-[.G25])-(POWER([.E25];1-[.G25])))))))" office:value-type="float" office:value="0.44129852947171" calcext:value-type="float">
            <text:p>0,44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IC_4499 </text:p>
          </table:table-cell>
          <table:table-cell office:value-type="string" calcext:value-type="string">
            <text:p>18.89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14.96 </text:p>
          </table:table-cell>
          <table:table-cell office:value-type="string" calcext:value-type="string">
            <text:p>0,28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1,22 </text:p>
          </table:table-cell>
          <table:table-cell table:formula="of:=((1-[.G26])*((POWER([.F26];2-[.G26])-(POWER([.E26];2-[.G26])))/((2-[.G26])*((POWER([.F26];1-[.G26])-(POWER([.E26];1-[.G26])))))))" office:value-type="float" office:value="0.59662252610075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evens_3 </text:p>
          </table:table-cell>
          <table:table-cell office:value-type="string" calcext:value-type="string">
            <text:p>61.77 </text:p>
          </table:table-cell>
          <table:table-cell office:value-type="string" calcext:value-type="string">
            <text:p>2.7d3 </text:p>
          </table:table-cell>
          <table:table-cell office:value-type="string" calcext:value-type="string">
            <text:p>9.85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39 </text:p>
          </table:table-cell>
          <table:table-cell table:formula="of:=((1-[.G27])*((POWER([.F27];2-[.G27])-(POWER([.E27];2-[.G27])))/((2-[.G27])*((POWER([.F27];1-[.G27])-(POWER([.E27];1-[.G27])))))))" office:value-type="float" office:value="0.432124809887643" calcext:value-type="float">
            <text:p>0,43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Liller_1 </text:p>
          </table:table-cell>
          <table:table-cell office:value-type="string" calcext:value-type="string">
            <text:p>8.06 </text:p>
          </table:table-cell>
          <table:table-cell office:value-type="string" calcext:value-type="string">
            <text:p>1.01d6 </text:p>
          </table:table-cell>
          <table:table-cell office:value-type="string" calcext:value-type="string">
            <text:p>2.42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21 </text:p>
          </table:table-cell>
          <table:table-cell table:formula="of:=((1-[.G28])*((POWER([.F28];2-[.G28])-(POWER([.E28];2-[.G28])))/((2-[.G28])*((POWER([.F28];1-[.G28])-(POWER([.E28];1-[.G28])))))))" office:value-type="float" office:value="0.381450592238304" calcext:value-type="float">
            <text:p>0,38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Lynga_7 </text:p>
          </table:table-cell>
          <table:table-cell office:value-type="string" calcext:value-type="string">
            <text:p>7.90 </text:p>
          </table:table-cell>
          <table:table-cell office:value-type="string" calcext:value-type="string">
            <text:p>6.75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,32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0,30 </text:p>
          </table:table-cell>
          <table:table-cell table:formula="of:=((1-[.G29])*((POWER([.F29];2-[.G29])-(POWER([.E29];2-[.G29])))/((2-[.G29])*((POWER([.F29];1-[.G29])-(POWER([.E29];1-[.G29])))))))" office:value-type="float" office:value="0.54922856023484" calcext:value-type="float">
            <text:p>0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0104_ (47-Tuc) </text:p>
          </table:table-cell>
          <table:table-cell office:value-type="string" calcext:value-type="string">
            <text:p>4.52 </text:p>
          </table:table-cell>
          <table:table-cell office:value-type="string" calcext:value-type="string">
            <text:p>8.53d5 </text:p>
          </table:table-cell>
          <table:table-cell office:value-type="string" calcext:value-type="string">
            <text:p>6.44 </text:p>
          </table:table-cell>
          <table:table-cell office:value-type="string" calcext:value-type="string">
            <text:p>0,22 </text:p>
          </table:table-cell>
          <table:table-cell office:value-type="string" calcext:value-type="string">
            <text:p>0,86 </text:p>
          </table:table-cell>
          <table:table-cell office:value-type="string" calcext:value-type="string">
            <text:p>-0,65 </text:p>
          </table:table-cell>
          <table:table-cell table:formula="of:=((1-[.G30])*((POWER([.F30];2-[.G30])-(POWER([.E30];2-[.G30])))/((2-[.G30])*((POWER([.F30];1-[.G30])-(POWER([.E30];1-[.G30])))))))" office:value-type="float" office:value="0.582449398130474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0288 </text:p>
          </table:table-cell>
          <table:table-cell office:value-type="string" calcext:value-type="string">
            <text:p>8.99 </text:p>
          </table:table-cell>
          <table:table-cell office:value-type="string" calcext:value-type="string">
            <text:p>9.62d4 </text:p>
          </table:table-cell>
          <table:table-cell office:value-type="string" calcext:value-type="string">
            <text:p>8.56 </text:p>
          </table:table-cell>
          <table:table-cell office:value-type="string" calcext:value-type="string">
            <text:p>0,22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66 </text:p>
          </table:table-cell>
          <table:table-cell table:formula="of:=((1-[.G31])*((POWER([.F31];2-[.G31])-(POWER([.E31];2-[.G31])))/((2-[.G31])*((POWER([.F31];1-[.G31])-(POWER([.E31];1-[.G31])))))))" office:value-type="float" office:value="0.559234712012668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0362 </text:p>
          </table:table-cell>
          <table:table-cell office:value-type="string" calcext:value-type="string">
            <text:p>8.83 </text:p>
          </table:table-cell>
          <table:table-cell office:value-type="string" calcext:value-type="string">
            <text:p>2.52d5 </text:p>
          </table:table-cell>
          <table:table-cell office:value-type="string" calcext:value-type="string">
            <text:p>3.36 </text:p>
          </table:table-cell>
          <table:table-cell office:value-type="string" calcext:value-type="string">
            <text:p>0,26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76 </text:p>
          </table:table-cell>
          <table:table-cell table:formula="of:=((1-[.G32])*((POWER([.F32];2-[.G32])-(POWER([.E32];2-[.G32])))/((2-[.G32])*((POWER([.F32];1-[.G32])-(POWER([.E32];1-[.G32])))))))" office:value-type="float" office:value="0.57741607093868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1261 </text:p>
          </table:table-cell>
          <table:table-cell office:value-type="string" calcext:value-type="string">
            <text:p>16.40 </text:p>
          </table:table-cell>
          <table:table-cell office:value-type="string" calcext:value-type="string">
            <text:p>1.72d5 </text:p>
          </table:table-cell>
          <table:table-cell office:value-type="string" calcext:value-type="string">
            <text:p>4.86 </text:p>
          </table:table-cell>
          <table:table-cell office:value-type="string" calcext:value-type="string">
            <text:p>0,33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61</text:p>
          </table:table-cell>
          <table:table-cell table:formula="of:=((1-[.G33])*((POWER([.F33];2-[.G33])-(POWER([.E33];2-[.G33])))/((2-[.G33])*((POWER([.F33];1-[.G33])-(POWER([.E33];1-[.G33])))))))" office:value-type="float" office:value="0.602314359599092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1851 </text:p>
          </table:table-cell>
          <table:table-cell office:value-type="string" calcext:value-type="string">
            <text:p>11.95 </text:p>
          </table:table-cell>
          <table:table-cell office:value-type="string" calcext:value-type="string">
            <text:p>2.83d5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,20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70 </text:p>
          </table:table-cell>
          <table:table-cell table:formula="of:=((1-[.G34])*((POWER([.F34];2-[.G34])-(POWER([.E34];2-[.G34])))/((2-[.G34])*((POWER([.F34];1-[.G34])-(POWER([.E34];1-[.G34])))))))" office:value-type="float" office:value="0.561337850334781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1904_(M-79) </text:p>
          </table:table-cell>
          <table:table-cell office:value-type="string" calcext:value-type="string">
            <text:p>13.08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4.33 </text:p>
          </table:table-cell>
          <table:table-cell office:value-type="string" calcext:value-type="string">
            <text:p>0,52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1,38 </text:p>
          </table:table-cell>
          <table:table-cell table:formula="of:=((1-[.G35])*((POWER([.F35];2-[.G35])-(POWER([.E35];2-[.G35])))/((2-[.G35])*((POWER([.F35];1-[.G35])-(POWER([.E35];1-[.G35])))))))" office:value-type="float" office:value="0.67359244870561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2298 </text:p>
          </table:table-cell>
          <table:table-cell office:value-type="string" calcext:value-type="string">
            <text:p>9.83 </text:p>
          </table:table-cell>
          <table:table-cell office:value-type="string" calcext:value-type="string">
            <text:p>4.98d4 </text:p>
          </table:table-cell>
          <table:table-cell office:value-type="string" calcext:value-type="string">
            <text:p>3.20 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0,17 </text:p>
          </table:table-cell>
          <table:table-cell table:formula="of:=((1-[.G36])*((POWER([.F36];2-[.G36])-(POWER([.E36];2-[.G36])))/((2-[.G36])*((POWER([.F36];1-[.G36])-(POWER([.E36];1-[.G36])))))))" office:value-type="float" office:value="0.501997214940507" calcext:value-type="float">
            <text:p>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2419 </text:p>
          </table:table-cell>
          <table:table-cell office:value-type="string" calcext:value-type="string">
            <text:p>88.47 </text:p>
          </table:table-cell>
          <table:table-cell office:value-type="string" calcext:value-type="string">
            <text:p>7.83d5 </text:p>
          </table:table-cell>
          <table:table-cell office:value-type="string" calcext:value-type="string">
            <text:p>26.37 </text:p>
          </table:table-cell>
          <table:table-cell office:value-type="string" calcext:value-type="string">
            <text:p>0,47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1,57 </text:p>
          </table:table-cell>
          <table:table-cell table:formula="of:=((1-[.G37])*((POWER([.F37];2-[.G37])-(POWER([.E37];2-[.G37])))/((2-[.G37])*((POWER([.F37];1-[.G37])-(POWER([.E37];1-[.G37])))))))" office:value-type="float" office:value="0.644903441995967" calcext:value-type="float">
            <text:p>0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2808 </text:p>
          </table:table-cell>
          <table:table-cell office:value-type="string" calcext:value-type="string">
            <text:p>10.06 </text:p>
          </table:table-cell>
          <table:table-cell office:value-type="string" calcext:value-type="string">
            <text:p>7.91d5 </text:p>
          </table:table-cell>
          <table:table-cell office:value-type="string" calcext:value-type="string">
            <text:p>3.75 </text:p>
          </table:table-cell>
          <table:table-cell office:value-type="string" calcext:value-type="string">
            <text:p>0,22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60</text:p>
          </table:table-cell>
          <table:table-cell table:formula="of:=((1-[.G38])*((POWER([.F38];2-[.G38])-(POWER([.E38];2-[.G38])))/((2-[.G38])*((POWER([.F38];1-[.G38])-(POWER([.E38];1-[.G38])))))))" office:value-type="float" office:value="0.561713601591551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3201 </text:p>
          </table:table-cell>
          <table:table-cell office:value-type="string" calcext:value-type="string">
            <text:p>4.74 </text:p>
          </table:table-cell>
          <table:table-cell office:value-type="string" calcext:value-type="string">
            <text:p>1.93d5 </text:p>
          </table:table-cell>
          <table:table-cell office:value-type="string" calcext:value-type="string">
            <text:p>8.68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1,02</text:p>
          </table:table-cell>
          <table:table-cell table:formula="of:=((1-[.G39])*((POWER([.F39];2-[.G39])-(POWER([.E39];2-[.G39])))/((2-[.G39])*((POWER([.F39];1-[.G39])-(POWER([.E39];1-[.G39])))))))" office:value-type="float" office:value="0.571178403517894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4147 </text:p>
          </table:table-cell>
          <table:table-cell office:value-type="string" calcext:value-type="string">
            <text:p>18.54 </text:p>
          </table:table-cell>
          <table:table-cell office:value-type="string" calcext:value-type="string">
            <text:p>4.51d4 </text:p>
          </table:table-cell>
          <table:table-cell office:value-type="string" calcext:value-type="string">
            <text:p>3.47 </text:p>
          </table:table-cell>
          <table:table-cell office:value-type="string" calcext:value-type="string">
            <text:p>0,20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05</text:p>
          </table:table-cell>
          <table:table-cell table:formula="of:=((1-[.G40])*((POWER([.F40];2-[.G40])-(POWER([.E40];2-[.G40])))/((2-[.G40])*((POWER([.F40];1-[.G40])-(POWER([.E40];1-[.G40])))))))" office:value-type="float" office:value="0.488010872022961" calcext:value-type="float">
            <text:p>0,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4372 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0,16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86 </text:p>
          </table:table-cell>
          <table:table-cell table:formula="of:=((1-[.G41])*((POWER([.F41];2-[.G41])-(POWER([.E41];2-[.G41])))/((2-[.G41])*((POWER([.F41];1-[.G41])-(POWER([.E41];1-[.G41])))))))" office:value-type="float" office:value="0.523326404495958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4590_(M- 68) </text:p>
          </table:table-cell>
          <table:table-cell office:value-type="string" calcext:value-type="string">
            <text:p>10.40 </text:p>
          </table:table-cell>
          <table:table-cell office:value-type="string" calcext:value-type="string">
            <text:p>1.28d5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0,18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1,17 </text:p>
          </table:table-cell>
          <table:table-cell table:formula="of:=((1-[.G42])*((POWER([.F42];2-[.G42])-(POWER([.E42];2-[.G42])))/((2-[.G42])*((POWER([.F42];1-[.G42])-(POWER([.E42];1-[.G42])))))))" office:value-type="float" office:value="0.545105284299155" calcext:value-type="float">
            <text:p>0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4833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1.86d5 </text:p>
          </table:table-cell>
          <table:table-cell office:value-type="string" calcext:value-type="string">
            <text:p>4.58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34 </text:p>
          </table:table-cell>
          <table:table-cell table:formula="of:=((1-[.G43])*((POWER([.F43];2-[.G43])-(POWER([.E43];2-[.G43])))/((2-[.G43])*((POWER([.F43];1-[.G43])-(POWER([.E43];1-[.G43])))))))" office:value-type="float" office:value="0.52146964964528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024_(M- 53) </text:p>
          </table:table-cell>
          <table:table-cell office:value-type="string" calcext:value-type="string">
            <text:p>18.50 </text:p>
          </table:table-cell>
          <table:table-cell office:value-type="string" calcext:value-type="string">
            <text:p>5.02d5 </text:p>
          </table:table-cell>
          <table:table-cell office:value-type="string" calcext:value-type="string">
            <text:p>10.03 </text:p>
          </table:table-cell>
          <table:table-cell office:value-type="string" calcext:value-type="string">
            <text:p>0,26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1,20 </text:p>
          </table:table-cell>
          <table:table-cell table:formula="of:=((1-[.G44])*((POWER([.F44];2-[.G44])-(POWER([.E44];2-[.G44])))/((2-[.G44])*((POWER([.F44];1-[.G44])-(POWER([.E44];1-[.G44])))))))" office:value-type="float" office:value="0.571259279076836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053 </text:p>
          </table:table-cell>
          <table:table-cell office:value-type="string" calcext:value-type="string">
            <text:p>17.54 </text:p>
          </table:table-cell>
          <table:table-cell office:value-type="string" calcext:value-type="string">
            <text:p>6.28d4 </text:p>
          </table:table-cell>
          <table:table-cell office:value-type="string" calcext:value-type="string">
            <text:p>17.00 </text:p>
          </table:table-cell>
          <table:table-cell office:value-type="string" calcext:value-type="string">
            <text:p>0,23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1,09 </text:p>
          </table:table-cell>
          <table:table-cell table:formula="of:=((1-[.G45])*((POWER([.F45];2-[.G45])-(POWER([.E45];2-[.G45])))/((2-[.G45])*((POWER([.F45];1-[.G45])-(POWER([.E45];1-[.G45])))))))" office:value-type="float" office:value="0.559000008625049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139_(ω-Cen) </text:p>
          </table:table-cell>
          <table:table-cell office:value-type="string" calcext:value-type="string">
            <text:p>5.43 </text:p>
          </table:table-cell>
          <table:table-cell office:value-type="string" calcext:value-type="string">
            <text:p>3.94d6 </text:p>
          </table:table-cell>
          <table:table-cell office:value-type="string" calcext:value-type="string">
            <text:p>10.42 </text:p>
          </table:table-cell>
          <table:table-cell office:value-type="string" calcext:value-type="string">
            <text:p>0,17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80 </text:p>
          </table:table-cell>
          <table:table-cell table:formula="of:=((1-[.G46])*((POWER([.F46];2-[.G46])-(POWER([.E46];2-[.G46])))/((2-[.G46])*((POWER([.F46];1-[.G46])-(POWER([.E46];1-[.G46])))))))" office:value-type="float" office:value="0.540849572203866" calcext:value-type="float">
            <text:p>0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272_(M-3) </text:p>
          </table:table-cell>
          <table:table-cell office:value-type="string" calcext:value-type="string">
            <text:p>10.18 </text:p>
          </table:table-cell>
          <table:table-cell office:value-type="string" calcext:value-type="string">
            <text:p>4.09d5 </text:p>
          </table:table-cell>
          <table:table-cell office:value-type="string" calcext:value-type="string">
            <text:p>5.47 </text:p>
          </table:table-cell>
          <table:table-cell office:value-type="string" calcext:value-type="string">
            <text:p>0,17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1,01 </text:p>
          </table:table-cell>
          <table:table-cell table:formula="of:=((1-[.G47])*((POWER([.F47];2-[.G47])-(POWER([.E47];2-[.G47])))/((2-[.G47])*((POWER([.F47];1-[.G47])-(POWER([.E47];1-[.G47])))))))" office:value-type="float" office:value="0.53439322251034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286 </text:p>
          </table:table-cell>
          <table:table-cell office:value-type="string" calcext:value-type="string">
            <text:p>11.10 </text:p>
          </table:table-cell>
          <table:table-cell office:value-type="string" calcext:value-type="string">
            <text:p>4.24d5 </text:p>
          </table:table-cell>
          <table:table-cell office:value-type="string" calcext:value-type="string">
            <text:p>3.58 </text:p>
          </table:table-cell>
          <table:table-cell office:value-type="string" calcext:value-type="string">
            <text:p>0,37 </text:p>
          </table:table-cell>
          <table:table-cell office:value-type="string" calcext:value-type="string">
            <text:p>0,75 </text:p>
          </table:table-cell>
          <table:table-cell office:value-type="string" calcext:value-type="string">
            <text:p>-0,72 </text:p>
          </table:table-cell>
          <table:table-cell table:formula="of:=((1-[.G48])*((POWER([.F48];2-[.G48])-(POWER([.E48];2-[.G48])))/((2-[.G48])*((POWER([.F48];1-[.G48])-(POWER([.E48];1-[.G48])))))))" office:value-type="float" office:value="0.575598710628213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466 </text:p>
          </table:table-cell>
          <table:table-cell office:value-type="string" calcext:value-type="string">
            <text:p>16.12 </text:p>
          </table:table-cell>
          <table:table-cell office:value-type="string" calcext:value-type="string">
            <text:p>5.61d4 </text:p>
          </table:table-cell>
          <table:table-cell office:value-type="string" calcext:value-type="string">
            <text:p>13.75 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86 </text:p>
          </table:table-cell>
          <table:table-cell table:formula="of:=((1-[.G49])*((POWER([.F49];2-[.G49])-(POWER([.E49];2-[.G49])))/((2-[.G49])*((POWER([.F49];1-[.G49])-(POWER([.E49];1-[.G49])))))))" office:value-type="float" office:value="0.542642461861016" calcext:value-type="float">
            <text:p>0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634 </text:p>
          </table:table-cell>
          <table:table-cell office:value-type="string" calcext:value-type="string">
            <text:p>25.96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7.72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93 </text:p>
          </table:table-cell>
          <table:table-cell table:formula="of:=((1-[.G50])*((POWER([.F50];2-[.G50])-(POWER([.E50];2-[.G50])))/((2-[.G50])*((POWER([.F50];1-[.G50])-(POWER([.E50];1-[.G50])))))))" office:value-type="float" office:value="0.470556240831329" calcext:value-type="float">
            <text:p>0,47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NGC_5694 </text:p>
          </table:table-cell>
          <table:table-cell office:value-type="string" calcext:value-type="string">
            <text:p>34.84 </text:p>
          </table:table-cell>
          <table:table-cell office:value-type="string" calcext:value-type="string">
            <text:p>2.6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,62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88 </text:p>
          </table:table-cell>
          <table:table-cell table:formula="of:=((1-[.G51])*((POWER([.F51];2-[.G51])-(POWER([.E51];2-[.G51])))/((2-[.G51])*((POWER([.F51];1-[.G51])-(POWER([.E51];1-[.G51])))))))" office:value-type="float" office:value="0.702682994731647" calcext:value-type="float">
            <text:p>0,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824 </text:p>
          </table:table-cell>
          <table:table-cell office:value-type="string" calcext:value-type="string">
            <text:p>31.71 </text:p>
          </table:table-cell>
          <table:table-cell office:value-type="string" calcext:value-type="string">
            <text:p>7.46d5 </text:p>
          </table:table-cell>
          <table:table-cell office:value-type="string" calcext:value-type="string">
            <text:p>6.31 </text:p>
          </table:table-cell>
          <table:table-cell office:value-type="string" calcext:value-type="string">
            <text:p>0,67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1,30 </text:p>
          </table:table-cell>
          <table:table-cell table:formula="of:=((1-[.G52])*((POWER([.F52];2-[.G52])-(POWER([.E52];2-[.G52])))/((2-[.G52])*((POWER([.F52];1-[.G52])-(POWER([.E52];1-[.G52])))))))" office:value-type="float" office:value="0.721504005542611" calcext:value-type="float">
            <text:p>0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897 </text:p>
          </table:table-cell>
          <table:table-cell office:value-type="string" calcext:value-type="string">
            <text:p>12.55 </text:p>
          </table:table-cell>
          <table:table-cell office:value-type="string" calcext:value-type="string">
            <text:p>1.67d5 </text:p>
          </table:table-cell>
          <table:table-cell office:value-type="string" calcext:value-type="string">
            <text:p>10.90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01 </text:p>
          </table:table-cell>
          <table:table-cell table:formula="of:=((1-[.G53])*((POWER([.F53];2-[.G53])-(POWER([.E53];2-[.G53])))/((2-[.G53])*((POWER([.F53];1-[.G53])-(POWER([.E53];1-[.G53])))))))" office:value-type="float" office:value="0.564398360443778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904_(M-5) </text:p>
          </table:table-cell>
          <table:table-cell office:value-type="string" calcext:value-type="string">
            <text:p>7.48 </text:p>
          </table:table-cell>
          <table:table-cell office:value-type="string" calcext:value-type="string">
            <text:p>3.92d5 </text:p>
          </table:table-cell>
          <table:table-cell office:value-type="string" calcext:value-type="string">
            <text:p>5.60 </text:p>
          </table:table-cell>
          <table:table-cell office:value-type="string" calcext:value-type="string">
            <text:p>0,16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0,76 </text:p>
          </table:table-cell>
          <table:table-cell table:formula="of:=((1-[.G54])*((POWER([.F54];2-[.G54])-(POWER([.E54];2-[.G54])))/((2-[.G54])*((POWER([.F54];1-[.G54])-(POWER([.E54];1-[.G54])))))))" office:value-type="float" office:value="0.529491337589874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927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93d5 </text:p>
          </table:table-cell>
          <table:table-cell office:value-type="string" calcext:value-type="string">
            <text:p>5.92 </text:p>
          </table:table-cell>
          <table:table-cell office:value-type="string" calcext:value-type="string">
            <text:p>0,50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99 </text:p>
          </table:table-cell>
          <table:table-cell table:formula="of:=((1-[.G55])*((POWER([.F55];2-[.G55])-(POWER([.E55];2-[.G55])))/((2-[.G55])*((POWER([.F55];1-[.G55])-(POWER([.E55];1-[.G55])))))))" office:value-type="float" office:value="0.66710601657669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94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1.13d5 </text:p>
          </table:table-cell>
          <table:table-cell office:value-type="string" calcext:value-type="string">
            <text:p>2.83 </text:p>
          </table:table-cell>
          <table:table-cell office:value-type="string" calcext:value-type="string">
            <text:p>0,52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65 </text:p>
          </table:table-cell>
          <table:table-cell table:formula="of:=((1-[.G56])*((POWER([.F56];2-[.G56])-(POWER([.E56];2-[.G56])))/((2-[.G56])*((POWER([.F56];1-[.G56])-(POWER([.E56];1-[.G56])))))))" office:value-type="float" office:value="0.666459299524111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5986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2.9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,43 </text:p>
          </table:table-cell>
          <table:table-cell office:value-type="string" calcext:value-type="string">
            <text:p>0,76 </text:p>
          </table:table-cell>
          <table:table-cell office:value-type="string" calcext:value-type="string">
            <text:p>-0,59 </text:p>
          </table:table-cell>
          <table:table-cell table:formula="of:=((1-[.G57])*((POWER([.F57];2-[.G57])-(POWER([.E57];2-[.G57])))/((2-[.G57])*((POWER([.F57];1-[.G57])-(POWER([.E57];1-[.G57])))))))" office:value-type="float" office:value="0.60406817273754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093_(M-80) </text:p>
          </table:table-cell>
          <table:table-cell office:value-type="string" calcext:value-type="string">
            <text:p>10.34 </text:p>
          </table:table-cell>
          <table:table-cell office:value-type="string" calcext:value-type="string">
            <text:p>3.21d5 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0,76 </text:p>
          </table:table-cell>
          <table:table-cell office:value-type="string" calcext:value-type="string">
            <text:p>-0,45 </text:p>
          </table:table-cell>
          <table:table-cell table:formula="of:=((1-[.G58])*((POWER([.F58];2-[.G58])-(POWER([.E58];2-[.G58])))/((2-[.G58])*((POWER([.F58];1-[.G58])-(POWER([.E58];1-[.G58])))))))" office:value-type="float" office:value="0.517134575541371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101 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13.87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0,90 </text:p>
          </table:table-cell>
          <table:table-cell table:formula="of:=((1-[.G59])*((POWER([.F59];2-[.G59])-(POWER([.E59];2-[.G59])))/((2-[.G59])*((POWER([.F59];1-[.G59])-(POWER([.E59];1-[.G59])))))))" office:value-type="float" office:value="0.559398678631911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121_(M-4)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9.04d4 </text:p>
          </table:table-cell>
          <table:table-cell office:value-type="string" calcext:value-type="string">
            <text:p>3.95 </text:p>
          </table:table-cell>
          <table:table-cell office:value-type="string" calcext:value-type="string">
            <text:p>0,44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33 </text:p>
          </table:table-cell>
          <table:table-cell table:formula="of:=((1-[.G60])*((POWER([.F60];2-[.G60])-(POWER([.E60];2-[.G60])))/((2-[.G60])*((POWER([.F60];1-[.G60])-(POWER([.E60];1-[.G60])))))))" office:value-type="float" office:value="0.62582270547179" calcext:value-type="float">
            <text:p>0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139 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3.52d5 </text:p>
          </table:table-cell>
          <table:table-cell office:value-type="string" calcext:value-type="string">
            <text:p>2.49 </text:p>
          </table:table-cell>
          <table:table-cell office:value-type="string" calcext:value-type="string">
            <text:p>0,55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0,17 </text:p>
          </table:table-cell>
          <table:table-cell table:formula="of:=((1-[.G61])*((POWER([.F61];2-[.G61])-(POWER([.E61];2-[.G61])))/((2-[.G61])*((POWER([.F61];1-[.G61])-(POWER([.E61];1-[.G61])))))))" office:value-type="float" office:value="0.671224851313869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144 </text:p>
          </table:table-cell>
          <table:table-cell office:value-type="string" calcext:value-type="string">
            <text:p>8.15 </text:p>
          </table:table-cell>
          <table:table-cell office:value-type="string" calcext:value-type="string">
            <text:p>8.46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,36 </text:p>
          </table:table-cell>
          <table:table-cell office:value-type="string" calcext:value-type="string">
            <text:p>0,76 </text:p>
          </table:table-cell>
          <table:table-cell office:value-type="string" calcext:value-type="string">
            <text:p>0,07 </text:p>
          </table:table-cell>
          <table:table-cell table:formula="of:=((1-[.G62])*((POWER([.F62];2-[.G62])-(POWER([.E62];2-[.G62])))/((2-[.G62])*((POWER([.F62];1-[.G62])-(POWER([.E62];1-[.G62])))))))" office:value-type="float" office:value="0.558286202199034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171 _(M-107) </text:p>
          </table:table-cell>
          <table:table-cell office:value-type="string" calcext:value-type="string">
            <text:p>5.63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3.72 </text:p>
          </table:table-cell>
          <table:table-cell office:value-type="string" calcext:value-type="string">
            <text:p>0,23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20 </text:p>
          </table:table-cell>
          <table:table-cell table:formula="of:=((1-[.G63])*((POWER([.F63];2-[.G63])-(POWER([.E63];2-[.G63])))/((2-[.G63])*((POWER([.F63];1-[.G63])-(POWER([.E63];1-[.G63])))))))" office:value-type="float" office:value="0.515557523604354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05_(M-13) </text:p>
          </table:table-cell>
          <table:table-cell office:value-type="string" calcext:value-type="string">
            <text:p>7.42 </text:p>
          </table:table-cell>
          <table:table-cell office:value-type="string" calcext:value-type="string">
            <text:p>4.84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,30 </text:p>
          </table:table-cell>
          <table:table-cell office:value-type="string" calcext:value-type="string">
            <text:p>0,74 </text:p>
          </table:table-cell>
          <table:table-cell office:value-type="string" calcext:value-type="string">
            <text:p>-0,94 </text:p>
          </table:table-cell>
          <table:table-cell table:formula="of:=((1-[.G64])*((POWER([.F64];2-[.G64])-(POWER([.E64];2-[.G64])))/((2-[.G64])*((POWER([.F64];1-[.G64])-(POWER([.E64];1-[.G64])))))))" office:value-type="float" office:value="0.54924897048368" calcext:value-type="float">
            <text:p>0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18_(M-12) </text:p>
          </table:table-cell>
          <table:table-cell office:value-type="string" calcext:value-type="string">
            <text:p>5.11 </text:p>
          </table:table-cell>
          <table:table-cell office:value-type="string" calcext:value-type="string">
            <text:p>1.06d5 </text:p>
          </table:table-cell>
          <table:table-cell office:value-type="string" calcext:value-type="string">
            <text:p>4.08 </text:p>
          </table:table-cell>
          <table:table-cell office:value-type="string" calcext:value-type="string">
            <text:p>0,20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31 </text:p>
          </table:table-cell>
          <table:table-cell table:formula="of:=((1-[.G65])*((POWER([.F65];2-[.G65])-(POWER([.E65];2-[.G65])))/((2-[.G65])*((POWER([.F65];1-[.G65])-(POWER([.E65];1-[.G65])))))))" office:value-type="float" office:value="0.508826596325657" calcext:value-type="float">
            <text:p>0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29 </text:p>
          </table:table-cell>
          <table:table-cell office:value-type="string" calcext:value-type="string">
            <text:p>30.11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,65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47 </text:p>
          </table:table-cell>
          <table:table-cell table:formula="of:=((1-[.G66])*((POWER([.F66];2-[.G66])-(POWER([.E66];2-[.G66])))/((2-[.G66])*((POWER([.F66];1-[.G66])-(POWER([.E66];1-[.G66])))))))" office:value-type="float" office:value="0.723330309866496" calcext:value-type="float">
            <text:p>0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35 </text:p>
          </table:table-cell>
          <table:table-cell office:value-type="string" calcext:value-type="string">
            <text:p>11.94 </text:p>
          </table:table-cell>
          <table:table-cell office:value-type="string" calcext:value-type="string">
            <text:p>9.60d4 </text:p>
          </table:table-cell>
          <table:table-cell office:value-type="string" calcext:value-type="string">
            <text:p>5.07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59 </text:p>
          </table:table-cell>
          <table:table-cell table:formula="of:=((1-[.G67])*((POWER([.F67];2-[.G67])-(POWER([.E67];2-[.G67])))/((2-[.G67])*((POWER([.F67];1-[.G67])-(POWER([.E67];1-[.G67])))))))" office:value-type="float" office:value="0.447215513462793" calcext:value-type="float">
            <text:p>0,4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NGC_6254_(M-10)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,22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60</text:p>
          </table:table-cell>
          <table:table-cell table:formula="of:=((1-[.G68])*((POWER([.F68];2-[.G68])-(POWER([.E68];2-[.G68])))/((2-[.G68])*((POWER([.F68];1-[.G68])-(POWER([.E68];1-[.G68])))))))" office:value-type="float" office:value="0.532400135432457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56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1.11d5 </text:p>
          </table:table-cell>
          <table:table-cell office:value-type="string" calcext:value-type="string">
            <text:p>4.21 </text:p>
          </table:table-cell>
          <table:table-cell office:value-type="string" calcext:value-type="string">
            <text:p>0,46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12 </text:p>
          </table:table-cell>
          <table:table-cell table:formula="of:=((1-[.G69])*((POWER([.F69];2-[.G69])-(POWER([.E69];2-[.G69])))/((2-[.G69])*((POWER([.F69];1-[.G69])-(POWER([.E69];1-[.G69])))))))" office:value-type="float" office:value="0.641224786857517" calcext:value-type="float">
            <text:p>0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66_(M-62) </text:p>
          </table:table-cell>
          <table:table-cell office:value-type="string" calcext:value-type="string">
            <text:p>6.03 </text:p>
          </table:table-cell>
          <table:table-cell office:value-type="string" calcext:value-type="string">
            <text:p>5.81d5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,53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1,14 </text:p>
          </table:table-cell>
          <table:table-cell table:formula="of:=((1-[.G70])*((POWER([.F70];2-[.G70])-(POWER([.E70];2-[.G70])))/((2-[.G70])*((POWER([.F70];1-[.G70])-(POWER([.E70];1-[.G70])))))))" office:value-type="float" office:value="0.681097590387919" calcext:value-type="float">
            <text:p>0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73_(M-19)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7.19d5 </text:p>
          </table:table-cell>
          <table:table-cell office:value-type="string" calcext:value-type="string">
            <text:p>4.70 </text:p>
          </table:table-cell>
          <table:table-cell office:value-type="string" calcext:value-type="string">
            <text:p>0,43 </text:p>
          </table:table-cell>
          <table:table-cell office:value-type="string" calcext:value-type="string">
            <text:p>0,76 </text:p>
          </table:table-cell>
          <table:table-cell office:value-type="string" calcext:value-type="string">
            <text:p>-1,33 </text:p>
          </table:table-cell>
          <table:table-cell table:formula="of:=((1-[.G71])*((POWER([.F71];2-[.G71])-(POWER([.E71];2-[.G71])))/((2-[.G71])*((POWER([.F71];1-[.G71])-(POWER([.E71];1-[.G71])))))))" office:value-type="float" office:value="0.615136598786112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84 </text:p>
          </table:table-cell>
          <table:table-cell office:value-type="string" calcext:value-type="string">
            <text:p>14.21 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4.04 </text:p>
          </table:table-cell>
          <table:table-cell office:value-type="string" calcext:value-type="string">
            <text:p>0,43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05</text:p>
          </table:table-cell>
          <table:table-cell table:formula="of:=((1-[.G72])*((POWER([.F72];2-[.G72])-(POWER([.E72];2-[.G72])))/((2-[.G72])*((POWER([.F72];1-[.G72])-(POWER([.E72];1-[.G72])))))))" office:value-type="float" office:value="0.626033888234683" calcext:value-type="float">
            <text:p>0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87 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.30d5 </text:p>
          </table:table-cell>
          <table:table-cell office:value-type="string" calcext:value-type="string">
            <text:p>2.81 </text:p>
          </table:table-cell>
          <table:table-cell office:value-type="string" calcext:value-type="string">
            <text:p>0,36 </text:p>
          </table:table-cell>
          <table:table-cell office:value-type="string" calcext:value-type="string">
            <text:p>0,76 </text:p>
          </table:table-cell>
          <table:table-cell office:value-type="string" calcext:value-type="string">
            <text:p>-0,57 </text:p>
          </table:table-cell>
          <table:table-cell table:formula="of:=((1-[.G73])*((POWER([.F73];2-[.G73])-(POWER([.E73];2-[.G73])))/((2-[.G73])*((POWER([.F73];1-[.G73])-(POWER([.E73];1-[.G73])))))))" office:value-type="float" office:value="0.573755498185883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293 </text:p>
          </table:table-cell>
          <table:table-cell office:value-type="string" calcext:value-type="string">
            <text:p>9.19 </text:p>
          </table:table-cell>
          <table:table-cell office:value-type="string" calcext:value-type="string">
            <text:p>1.42d5 </text:p>
          </table:table-cell>
          <table:table-cell office:value-type="string" calcext:value-type="string">
            <text:p>3.18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50 </text:p>
          </table:table-cell>
          <table:table-cell table:formula="of:=((1-[.G74])*((POWER([.F74];2-[.G74])-(POWER([.E74];2-[.G74])))/((2-[.G74])*((POWER([.F74];1-[.G74])-(POWER([.E74];1-[.G74])))))))" office:value-type="float" office:value="0.53468010116176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04 </text:p>
          </table:table-cell>
          <table:table-cell office:value-type="string" calcext:value-type="string">
            <text:p>6.15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3.05 </text:p>
          </table:table-cell>
          <table:table-cell office:value-type="string" calcext:value-type="string">
            <text:p>0,43 </text:p>
          </table:table-cell>
          <table:table-cell office:value-type="string" calcext:value-type="string">
            <text:p>0,89 </text:p>
          </table:table-cell>
          <table:table-cell office:value-type="string" calcext:value-type="string">
            <text:p>-0,40 </text:p>
          </table:table-cell>
          <table:table-cell table:formula="of:=((1-[.G75])*((POWER([.F75];2-[.G75])-(POWER([.E75];2-[.G75])))/((2-[.G75])*((POWER([.F75];1-[.G75])-(POWER([.E75];1-[.G75])))))))" office:value-type="float" office:value="0.670871043467947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16 </text:p>
          </table:table-cell>
          <table:table-cell office:value-type="string" calcext:value-type="string">
            <text:p>11.15 </text:p>
          </table:table-cell>
          <table:table-cell office:value-type="string" calcext:value-type="string">
            <text:p>3.47d5 </text:p>
          </table:table-cell>
          <table:table-cell office:value-type="string" calcext:value-type="string">
            <text:p>6.08 </text:p>
          </table:table-cell>
          <table:table-cell office:value-type="string" calcext:value-type="string">
            <text:p>0,57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0,61 </text:p>
          </table:table-cell>
          <table:table-cell table:formula="of:=((1-[.G76])*((POWER([.F76];2-[.G76])-(POWER([.E76];2-[.G76])))/((2-[.G76])*((POWER([.F76];1-[.G76])-(POWER([.E76];1-[.G76])))))))" office:value-type="float" office:value="0.710274660319928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25 </text:p>
          </table:table-cell>
          <table:table-cell office:value-type="string" calcext:value-type="string">
            <text:p>7.53 </text:p>
          </table:table-cell>
          <table:table-cell office:value-type="string" calcext:value-type="string">
            <text:p>6.19d4 </text:p>
          </table:table-cell>
          <table:table-cell office:value-type="string" calcext:value-type="string">
            <text:p>2.38 </text:p>
          </table:table-cell>
          <table:table-cell office:value-type="string" calcext:value-type="string">
            <text:p>0,50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30 </text:p>
          </table:table-cell>
          <table:table-cell table:formula="of:=((1-[.G77])*((POWER([.F77];2-[.G77])-(POWER([.E77];2-[.G77])))/((2-[.G77])*((POWER([.F77];1-[.G77])-(POWER([.E77];1-[.G77])))))))" office:value-type="float" office:value="0.653490490632383" calcext:value-type="float">
            <text:p>0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33_(M-9)</text:p>
          </table:table-cell>
          <table:table-cell office:value-type="string" calcext:value-type="string">
            <text:p>8.30 </text:p>
          </table:table-cell>
          <table:table-cell office:value-type="string" calcext:value-type="string">
            <text:p>3.08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,36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39 </text:p>
          </table:table-cell>
          <table:table-cell table:formula="of:=((1-[.G78])*((POWER([.F78];2-[.G78])-(POWER([.E78];2-[.G78])))/((2-[.G78])*((POWER([.F78];1-[.G78])-(POWER([.E78];1-[.G78])))))))" office:value-type="float" office:value="0.580255384909801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41_(M-92)</text:p>
          </table:table-cell>
          <table:table-cell office:value-type="string" calcext:value-type="string">
            <text:p>8.50 </text:p>
          </table:table-cell>
          <table:table-cell office:value-type="string" calcext:value-type="string">
            <text:p>2.73d5 </text:p>
          </table:table-cell>
          <table:table-cell office:value-type="string" calcext:value-type="string">
            <text:p>3.59 </text:p>
          </table:table-cell>
          <table:table-cell office:value-type="string" calcext:value-type="string">
            <text:p>0,15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83 </text:p>
          </table:table-cell>
          <table:table-cell table:formula="of:=((1-[.G79])*((POWER([.F79];2-[.G79])-(POWER([.E79];2-[.G79])))/((2-[.G79])*((POWER([.F79];1-[.G79])-(POWER([.E79];1-[.G79])))))))" office:value-type="float" office:value="0.519067336506365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42 </text:p>
          </table:table-cell>
          <table:table-cell office:value-type="string" calcext:value-type="string">
            <text:p>8.01 </text:p>
          </table:table-cell>
          <table:table-cell office:value-type="string" calcext:value-type="string">
            <text:p>3.77d4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,41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0,65 </text:p>
          </table:table-cell>
          <table:table-cell table:formula="of:=((1-[.G80])*((POWER([.F80];2-[.G80])-(POWER([.E80];2-[.G80])))/((2-[.G80])*((POWER([.F80];1-[.G80])-(POWER([.E80];1-[.G80])))))))" office:value-type="float" office:value="0.599743136842675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52 </text:p>
          </table:table-cell>
          <table:table-cell office:value-type="string" calcext:value-type="string">
            <text:p>5.54 </text:p>
          </table:table-cell>
          <table:table-cell office:value-type="string" calcext:value-type="string">
            <text:p>6.02d4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,23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37 </text:p>
          </table:table-cell>
          <table:table-cell table:formula="of:=((1-[.G81])*((POWER([.F81];2-[.G81])-(POWER([.E81];2-[.G81])))/((2-[.G81])*((POWER([.F81];1-[.G81])-(POWER([.E81];1-[.G81])))))))" office:value-type="float" office:value="0.552017900893025" calcext:value-type="float">
            <text:p>0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55 </text:p>
          </table:table-cell>
          <table:table-cell office:value-type="string" calcext:value-type="string">
            <text:p>8.65 </text:p>
          </table:table-cell>
          <table:table-cell office:value-type="string" calcext:value-type="string">
            <text:p>9.91d4 </text:p>
          </table:table-cell>
          <table:table-cell office:value-type="string" calcext:value-type="string">
            <text:p>3.34 </text:p>
          </table:table-cell>
          <table:table-cell office:value-type="string" calcext:value-type="string">
            <text:p>0,50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50 </text:p>
          </table:table-cell>
          <table:table-cell table:formula="of:=((1-[.G82])*((POWER([.F82];2-[.G82])-(POWER([.E82];2-[.G82])))/((2-[.G82])*((POWER([.F82];1-[.G82])-(POWER([.E82];1-[.G82])))))))" office:value-type="float" office:value="0.645133092888916" calcext:value-type="float">
            <text:p>0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56 </text:p>
          </table:table-cell>
          <table:table-cell office:value-type="string" calcext:value-type="string">
            <text:p>15.66 </text:p>
          </table:table-cell>
          <table:table-cell office:value-type="string" calcext:value-type="string">
            <text:p>5.65d5 </text:p>
          </table:table-cell>
          <table:table-cell office:value-type="string" calcext:value-type="string">
            <text:p>7.73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96 </text:p>
          </table:table-cell>
          <table:table-cell table:formula="of:=((1-[.G83])*((POWER([.F83];2-[.G83])-(POWER([.E83];2-[.G83])))/((2-[.G83])*((POWER([.F83];1-[.G83])-(POWER([.E83];1-[.G83])))))))" office:value-type="float" office:value="0.472475644658425" calcext:value-type="float">
            <text:p>0,47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NGC_6362 </text:p>
          </table:table-cell>
          <table:table-cell office:value-type="string" calcext:value-type="string">
            <text:p>7.65 </text:p>
          </table:table-cell>
          <table:table-cell office:value-type="string" calcext:value-type="string">
            <text:p>1.17d5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0,21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49 </text:p>
          </table:table-cell>
          <table:table-cell table:formula="of:=((1-[.G84])*((POWER([.F84];2-[.G84])-(POWER([.E84];2-[.G84])))/((2-[.G84])*((POWER([.F84];1-[.G84])-(POWER([.E84];1-[.G84])))))))" office:value-type="float" office:value="0.534430837282038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66 </text:p>
          </table:table-cell>
          <table:table-cell office:value-type="string" calcext:value-type="string">
            <text:p>3.44 </text:p>
          </table:table-cell>
          <table:table-cell office:value-type="string" calcext:value-type="string">
            <text:p>4.66d4 </text:p>
          </table:table-cell>
          <table:table-cell office:value-type="string" calcext:value-type="string">
            <text:p>6.42 </text:p>
          </table:table-cell>
          <table:table-cell office:value-type="string" calcext:value-type="string">
            <text:p>0,39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32 </text:p>
          </table:table-cell>
          <table:table-cell table:formula="of:=((1-[.G85])*((POWER([.F85];2-[.G85])-(POWER([.E85];2-[.G85])))/((2-[.G85])*((POWER([.F85];1-[.G85])-(POWER([.E85];1-[.G85])))))))" office:value-type="float" office:value="0.618637317159446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80 </text:p>
          </table:table-cell>
          <table:table-cell office:value-type="string" calcext:value-type="string">
            <text:p>9.61 </text:p>
          </table:table-cell>
          <table:table-cell office:value-type="string" calcext:value-type="string">
            <text:p>3.41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,53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54 </text:p>
          </table:table-cell>
          <table:table-cell table:formula="of:=((1-[.G86])*((POWER([.F86];2-[.G86])-(POWER([.E86];2-[.G86])))/((2-[.G86])*((POWER([.F86];1-[.G86])-(POWER([.E86];1-[.G86])))))))" office:value-type="float" office:value="0.68598780998243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88 </text:p>
          </table:table-cell>
          <table:table-cell office:value-type="string" calcext:value-type="string">
            <text:p>11.17 </text:p>
          </table:table-cell>
          <table:table-cell office:value-type="string" calcext:value-type="string">
            <text:p>1.31d6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,40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1,01 </text:p>
          </table:table-cell>
          <table:table-cell table:formula="of:=((1-[.G87])*((POWER([.F87];2-[.G87])-(POWER([.E87];2-[.G87])))/((2-[.G87])*((POWER([.F87];1-[.G87])-(POWER([.E87];1-[.G87])))))))" office:value-type="float" office:value="0.646272712232264" calcext:value-type="float">
            <text:p>0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397 </text:p>
          </table:table-cell>
          <table:table-cell office:value-type="string" calcext:value-type="string">
            <text:p>2.48 </text:p>
          </table:table-cell>
          <table:table-cell office:value-type="string" calcext:value-type="string">
            <text:p>8.24d4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,34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32 </text:p>
          </table:table-cell>
          <table:table-cell table:formula="of:=((1-[.G88])*((POWER([.F88];2-[.G88])-(POWER([.E88];2-[.G88])))/((2-[.G88])*((POWER([.F88];1-[.G88])-(POWER([.E88];1-[.G88])))))))" office:value-type="float" office:value="0.569446002933758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01 </text:p>
          </table:table-cell>
          <table:table-cell office:value-type="string" calcext:value-type="string">
            <text:p>7.44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3.17 </text:p>
          </table:table-cell>
          <table:table-cell office:value-type="string" calcext:value-type="string">
            <text:p>0,40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40 </text:p>
          </table:table-cell>
          <table:table-cell table:formula="of:=((1-[.G89])*((POWER([.F89];2-[.G89])-(POWER([.E89];2-[.G89])))/((2-[.G89])*((POWER([.F89];1-[.G89])-(POWER([.E89];1-[.G89])))))))" office:value-type="float" office:value="0.614412248737083" calcext:value-type="float">
            <text:p>0,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02_(M-14) </text:p>
          </table:table-cell>
          <table:table-cell office:value-type="string" calcext:value-type="string">
            <text:p>9.14 </text:p>
          </table:table-cell>
          <table:table-cell office:value-type="string" calcext:value-type="string">
            <text:p>5.95d5 </text:p>
          </table:table-cell>
          <table:table-cell office:value-type="string" calcext:value-type="string">
            <text:p>4.92 </text:p>
          </table:table-cell>
          <table:table-cell office:value-type="string" calcext:value-type="string">
            <text:p>0,38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81</text:p>
          </table:table-cell>
          <table:table-cell table:formula="of:=((1-[.G90])*((POWER([.F90];2-[.G90])-(POWER([.E90];2-[.G90])))/((2-[.G90])*((POWER([.F90];1-[.G90])-(POWER([.E90];1-[.G90])))))))" office:value-type="float" office:value="0.616112069551481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2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7.31d4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1,07 </text:p>
          </table:table-cell>
          <table:table-cell table:formula="of:=((1-[.G91])*((POWER([.F91];2-[.G91])-(POWER([.E91];2-[.G91])))/((2-[.G91])*((POWER([.F91];1-[.G91])-(POWER([.E91];1-[.G91])))))))" office:value-type="float" office:value="0.560701210030004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40 </text:p>
          </table:table-cell>
          <table:table-cell office:value-type="string" calcext:value-type="string">
            <text:p>8.25 </text:p>
          </table:table-cell>
          <table:table-cell office:value-type="string" calcext:value-type="string">
            <text:p>5.69d5 </text:p>
          </table:table-cell>
          <table:table-cell office:value-type="string" calcext:value-type="string">
            <text:p>2.80 </text:p>
          </table:table-cell>
          <table:table-cell office:value-type="string" calcext:value-type="string">
            <text:p>0,52 </text:p>
          </table:table-cell>
          <table:table-cell office:value-type="string" calcext:value-type="string">
            <text:p>0,85 </text:p>
          </table:table-cell>
          <table:table-cell office:value-type="string" calcext:value-type="string">
            <text:p>-0,34 </text:p>
          </table:table-cell>
          <table:table-cell table:formula="of:=((1-[.G92])*((POWER([.F92];2-[.G92])-(POWER([.E92];2-[.G92])))/((2-[.G92])*((POWER([.F92];1-[.G92])-(POWER([.E92];1-[.G92])))))))" office:value-type="float" office:value="0.689543596552611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41 </text:p>
          </table:table-cell>
          <table:table-cell office:value-type="string" calcext:value-type="string">
            <text:p>12.73 </text:p>
          </table:table-cell>
          <table:table-cell office:value-type="string" calcext:value-type="string">
            <text:p>1.39d6 </text:p>
          </table:table-cell>
          <table:table-cell office:value-type="string" calcext:value-type="string">
            <text:p>4.30 </text:p>
          </table:table-cell>
          <table:table-cell office:value-type="string" calcext:value-type="string">
            <text:p>0,49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88 </text:p>
          </table:table-cell>
          <table:table-cell table:formula="of:=((1-[.G93])*((POWER([.F93];2-[.G93])-(POWER([.E93];2-[.G93])))/((2-[.G93])*((POWER([.F93];1-[.G93])-(POWER([.E93];1-[.G93])))))))" office:value-type="float" office:value="0.661574800547472" calcext:value-type="float">
            <text:p>0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53 </text:p>
          </table:table-cell>
          <table:table-cell office:value-type="string" calcext:value-type="string">
            <text:p>10.07 </text:p>
          </table:table-cell>
          <table:table-cell office:value-type="string" calcext:value-type="string">
            <text:p>1.68d5 </text:p>
          </table:table-cell>
          <table:table-cell office:value-type="string" calcext:value-type="string">
            <text:p>3.87 </text:p>
          </table:table-cell>
          <table:table-cell office:value-type="string" calcext:value-type="string">
            <text:p>0,43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61 </text:p>
          </table:table-cell>
          <table:table-cell table:formula="of:=((1-[.G94])*((POWER([.F94];2-[.G94])-(POWER([.E94];2-[.G94])))/((2-[.G94])*((POWER([.F94];1-[.G94])-(POWER([.E94];1-[.G94])))))))" office:value-type="float" office:value="0.61537547161591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49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7.44d4 </text:p>
          </table:table-cell>
          <table:table-cell office:value-type="string" calcext:value-type="string">
            <text:p>7.01 </text:p>
          </table:table-cell>
          <table:table-cell office:value-type="string" calcext:value-type="string">
            <text:p>0,31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25 </text:p>
          </table:table-cell>
          <table:table-cell table:formula="of:=((1-[.G95])*((POWER([.F95];2-[.G95])-(POWER([.E95];2-[.G95])))/((2-[.G95])*((POWER([.F95];1-[.G95])-(POWER([.E95];1-[.G95])))))))" office:value-type="float" office:value="0.574935257078707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17 </text:p>
          </table:table-cell>
          <table:table-cell office:value-type="string" calcext:value-type="string">
            <text:p>9.23 </text:p>
          </table:table-cell>
          <table:table-cell office:value-type="string" calcext:value-type="string">
            <text:p>2.16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,54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38</text:p>
          </table:table-cell>
          <table:table-cell table:formula="of:=((1-[.G96])*((POWER([.F96];2-[.G96])-(POWER([.E96];2-[.G96])))/((2-[.G96])*((POWER([.F96];1-[.G96])-(POWER([.E96];1-[.G96])))))))" office:value-type="float" office:value="0.675765919275019" calcext:value-type="float">
            <text:p>0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22 </text:p>
          </table:table-cell>
          <table:table-cell office:value-type="string" calcext:value-type="string">
            <text:p>7.29 </text:p>
          </table:table-cell>
          <table:table-cell office:value-type="string" calcext:value-type="string">
            <text:p>2.14d5 </text:p>
          </table:table-cell>
          <table:table-cell office:value-type="string" calcext:value-type="string">
            <text:p>3.15 </text:p>
          </table:table-cell>
          <table:table-cell office:value-type="string" calcext:value-type="string">
            <text:p>0,43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0,25 </text:p>
          </table:table-cell>
          <table:table-cell table:formula="of:=((1-[.G97])*((POWER([.F97];2-[.G97])-(POWER([.E97];2-[.G97])))/((2-[.G97])*((POWER([.F97];1-[.G97])-(POWER([.E97];1-[.G97])))))))" office:value-type="float" office:value="0.600697447168179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28 </text:p>
          </table:table-cell>
          <table:table-cell office:value-type="string" calcext:value-type="string">
            <text:p>7.83 </text:p>
          </table:table-cell>
          <table:table-cell office:value-type="string" calcext:value-type="string">
            <text:p>9.44d4 </text:p>
          </table:table-cell>
          <table:table-cell office:value-type="string" calcext:value-type="string">
            <text:p>5.01 </text:p>
          </table:table-cell>
          <table:table-cell office:value-type="string" calcext:value-type="string">
            <text:p>0,52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0,26 </text:p>
          </table:table-cell>
          <table:table-cell table:formula="of:=((1-[.G98])*((POWER([.F98];2-[.G98])-(POWER([.E98];2-[.G98])))/((2-[.G98])*((POWER([.F98];1-[.G98])-(POWER([.E98];1-[.G98])))))))" office:value-type="float" office:value="0.683292412783992" calcext:value-type="float">
            <text:p>0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35 </text:p>
          </table:table-cell>
          <table:table-cell office:value-type="string" calcext:value-type="string">
            <text:p>6.36 </text:p>
          </table:table-cell>
          <table:table-cell office:value-type="string" calcext:value-type="string">
            <text:p>1.98d4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,29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1,13 </text:p>
          </table:table-cell>
          <table:table-cell table:formula="of:=((1-[.G99])*((POWER([.F99];2-[.G99])-(POWER([.E99];2-[.G99])))/((2-[.G99])*((POWER([.F99];1-[.G99])-(POWER([.E99];1-[.G99])))))))" office:value-type="float" office:value="0.493599749303273" calcext:value-type="float">
            <text:p>0,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39 </text:p>
          </table:table-cell>
          <table:table-cell office:value-type="string" calcext:value-type="string">
            <text:p>8.16 </text:p>
          </table:table-cell>
          <table:table-cell office:value-type="string" calcext:value-type="string">
            <text:p>2.15d5 </text:p>
          </table:table-cell>
          <table:table-cell office:value-type="string" calcext:value-type="string">
            <text:p>5.16 </text:p>
          </table:table-cell>
          <table:table-cell office:value-type="string" calcext:value-type="string">
            <text:p>0,59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65 </text:p>
          </table:table-cell>
          <table:table-cell table:formula="of:=((1-[.G100])*((POWER([.F100];2-[.G100])-(POWER([.E100];2-[.G100])))/((2-[.G100])*((POWER([.F100];1-[.G100])-(POWER([.E100];1-[.G100])))))))" office:value-type="float" office:value="0.714405138771275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40 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5.62d4 </text:p>
          </table:table-cell>
          <table:table-cell office:value-type="string" calcext:value-type="string">
            <text:p>4.49 </text:p>
          </table:table-cell>
          <table:table-cell office:value-type="string" calcext:value-type="string">
            <text:p>0,30 </text:p>
          </table:table-cell>
          <table:table-cell office:value-type="string" calcext:value-type="string">
            <text:p>0,76 </text:p>
          </table:table-cell>
          <table:table-cell office:value-type="string" calcext:value-type="string">
            <text:p>-1,24 </text:p>
          </table:table-cell>
          <table:table-cell table:formula="of:=((1-[.G101])*((POWER([.F101];2-[.G101])-(POWER([.E101];2-[.G101])))/((2-[.G101])*((POWER([.F101];1-[.G101])-(POWER([.E101];1-[.G101])))))))" office:value-type="float" office:value="0.570723266660776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41 </text:p>
          </table:table-cell>
          <table:table-cell office:value-type="string" calcext:value-type="string">
            <text:p>7.61 </text:p>
          </table:table-cell>
          <table:table-cell office:value-type="string" calcext:value-type="string">
            <text:p>2.57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,26 </text:p>
          </table:table-cell>
          <table:table-cell office:value-type="string" calcext:value-type="string">
            <text:p>0,73 </text:p>
          </table:table-cell>
          <table:table-cell office:value-type="string" calcext:value-type="string">
            <text:p>-0,75 </text:p>
          </table:table-cell>
          <table:table-cell table:formula="of:=((1-[.G102])*((POWER([.F102];2-[.G102])-(POWER([.E102];2-[.G102])))/((2-[.G102])*((POWER([.F102];1-[.G102])-(POWER([.E102];1-[.G102])))))))" office:value-type="float" office:value="0.523306861549085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44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8.15d4 </text:p>
          </table:table-cell>
          <table:table-cell office:value-type="string" calcext:value-type="string">
            <text:p>2.24 </text:p>
          </table:table-cell>
          <table:table-cell office:value-type="string" calcext:value-type="string">
            <text:p>0,38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49 </text:p>
          </table:table-cell>
          <table:table-cell table:formula="of:=((1-[.G103])*((POWER([.F103];2-[.G103])-(POWER([.E103];2-[.G103])))/((2-[.G103])*((POWER([.F103];1-[.G103])-(POWER([.E103];1-[.G103])))))))" office:value-type="float" office:value="0.613395148886547" calcext:value-type="float">
            <text:p>0,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53 </text:p>
          </table:table-cell>
          <table:table-cell office:value-type="string" calcext:value-type="string">
            <text:p>5.3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,53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0,17 </text:p>
          </table:table-cell>
          <table:table-cell table:formula="of:=((1-[.G104])*((POWER([.F104];2-[.G104])-(POWER([.E104];2-[.G104])))/((2-[.G104])*((POWER([.F104];1-[.G104])-(POWER([.E104];1-[.G104])))))))" office:value-type="float" office:value="0.687005688696198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58 </text:p>
          </table:table-cell>
          <table:table-cell office:value-type="string" calcext:value-type="string">
            <text:p>7.79 </text:p>
          </table:table-cell>
          <table:table-cell office:value-type="string" calcext:value-type="string">
            <text:p>3.13d4 </text:p>
          </table:table-cell>
          <table:table-cell office:value-type="string" calcext:value-type="string">
            <text:p>1.96 </text:p>
          </table:table-cell>
          <table:table-cell office:value-type="string" calcext:value-type="string">
            <text:p>0,37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1,53 </text:p>
          </table:table-cell>
          <table:table-cell table:formula="of:=((1-[.G105])*((POWER([.F105];2-[.G105])-(POWER([.E105];2-[.G105])))/((2-[.G105])*((POWER([.F105];1-[.G105])-(POWER([.E105];1-[.G105])))))))" office:value-type="float" office:value="0.543252666761543" calcext:value-type="float">
            <text:p>0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69 </text:p>
          </table:table-cell>
          <table:table-cell office:value-type="string" calcext:value-type="string">
            <text:p>10.5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0,56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0,24 </text:p>
          </table:table-cell>
          <table:table-cell table:formula="of:=((1-[.G106])*((POWER([.F106];2-[.G106])-(POWER([.E106];2-[.G106])))/((2-[.G106])*((POWER([.F106];1-[.G106])-(POWER([.E106];1-[.G106])))))))" office:value-type="float" office:value="0.688024440701769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584 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.15d5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,30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80 </text:p>
          </table:table-cell>
          <table:table-cell table:formula="of:=((1-[.G107])*((POWER([.F107];2-[.G107])-(POWER([.E107];2-[.G107])))/((2-[.G107])*((POWER([.F107];1-[.G107])-(POWER([.E107];1-[.G107])))))))" office:value-type="float" office:value="0.568742206198336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24 </text:p>
          </table:table-cell>
          <table:table-cell office:value-type="string" calcext:value-type="string">
            <text:p>8.02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2.25 </text:p>
          </table:table-cell>
          <table:table-cell office:value-type="string" calcext:value-type="string">
            <text:p>0,28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0,66 </text:p>
          </table:table-cell>
          <table:table-cell table:formula="of:=((1-[.G108])*((POWER([.F108];2-[.G108])-(POWER([.E108];2-[.G108])))/((2-[.G108])*((POWER([.F108];1-[.G108])-(POWER([.E108];1-[.G108])))))))" office:value-type="float" office:value="0.518753483743945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26_(M-28) 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.70d5 </text:p>
          </table:table-cell>
          <table:table-cell office:value-type="string" calcext:value-type="string">
            <text:p>2.33 </text:p>
          </table:table-cell>
          <table:table-cell office:value-type="string" calcext:value-type="string">
            <text:p>0,19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18 </text:p>
          </table:table-cell>
          <table:table-cell table:formula="of:=((1-[.G109])*((POWER([.F109];2-[.G109])-(POWER([.E109];2-[.G109])))/((2-[.G109])*((POWER([.F109];1-[.G109])-(POWER([.E109];1-[.G109])))))))" office:value-type="float" office:value="0.496583640740501" calcext:value-type="float">
            <text:p>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37_(M-69) </text:p>
          </table:table-cell>
          <table:table-cell office:value-type="string" calcext:value-type="string">
            <text:p>8.90 </text:p>
          </table:table-cell>
          <table:table-cell office:value-type="string" calcext:value-type="string">
            <text:p>1.38d5 </text:p>
          </table:table-cell>
          <table:table-cell office:value-type="string" calcext:value-type="string">
            <text:p>3.19 </text:p>
          </table:table-cell>
          <table:table-cell office:value-type="string" calcext:value-type="string">
            <text:p>0,26 </text:p>
          </table:table-cell>
          <table:table-cell office:value-type="string" calcext:value-type="string">
            <text:p>0,86 </text:p>
          </table:table-cell>
          <table:table-cell office:value-type="string" calcext:value-type="string">
            <text:p>0,10 </text:p>
          </table:table-cell>
          <table:table-cell table:formula="of:=((1-[.G110])*((POWER([.F110];2-[.G110])-(POWER([.E110];2-[.G110])))/((2-[.G110])*((POWER([.F110];1-[.G110])-(POWER([.E110];1-[.G110])))))))" office:value-type="float" office:value="0.554265464876265" calcext:value-type="float">
            <text:p>0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38 </text:p>
          </table:table-cell>
          <table:table-cell office:value-type="string" calcext:value-type="string">
            <text:p>9.78 </text:p>
          </table:table-cell>
          <table:table-cell office:value-type="string" calcext:value-type="string">
            <text:p>1.24d5 </text:p>
          </table:table-cell>
          <table:table-cell office:value-type="string" calcext:value-type="string">
            <text:p>2.28 </text:p>
          </table:table-cell>
          <table:table-cell office:value-type="string" calcext:value-type="string">
            <text:p>0,42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0,71 </text:p>
          </table:table-cell>
          <table:table-cell table:formula="of:=((1-[.G111])*((POWER([.F111];2-[.G111])-(POWER([.E111];2-[.G111])))/((2-[.G111])*((POWER([.F111];1-[.G111])-(POWER([.E111];1-[.G111])))))))" office:value-type="float" office:value="0.604292531785529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42 </text:p>
          </table:table-cell>
          <table:table-cell office:value-type="string" calcext:value-type="string">
            <text:p>8.05 </text:p>
          </table:table-cell>
          <table:table-cell office:value-type="string" calcext:value-type="string">
            <text:p>3.95d4 </text:p>
          </table:table-cell>
          <table:table-cell office:value-type="string" calcext:value-type="string">
            <text:p>1.73 </text:p>
          </table:table-cell>
          <table:table-cell office:value-type="string" calcext:value-type="string">
            <text:p>0,32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1,00 </text:p>
          </table:table-cell>
          <table:table-cell table:formula="of:=([.F112]- [.E112])/(LN([.F112]) - LN([.E112]))" office:value-type="float" office:value="0.5238512006099" calcext:value-type="float">
            <text:p>0,52</text:p>
          </table:table-cell>
          <table:table-cell office:value-type="string" calcext:value-type="string">
            <text:p>in questo caso era alpha =1. Quindi uso m_mean = [m_max - m_min]/[ln(m_max) – ln(m_min)]</text:p>
          </table:table-cell>
          <table:table-cell/>
        </table:table-row>
        <table:table-row table:style-name="ro2">
          <table:table-cell office:value-type="string" calcext:value-type="string">
            <text:p>NGC_6652 </text:p>
          </table:table-cell>
          <table:table-cell office:value-type="string" calcext:value-type="string">
            <text:p>9.46 </text:p>
          </table:table-cell>
          <table:table-cell office:value-type="string" calcext:value-type="string">
            <text:p>4.09d4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0,26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0,84 </text:p>
          </table:table-cell>
          <table:table-cell table:formula="of:=((1-[.G113])*((POWER([.F113];2-[.G113])-(POWER([.E113];2-[.G113])))/((2-[.G113])*((POWER([.F113];1-[.G113])-(POWER([.E113];1-[.G113])))))))" office:value-type="float" office:value="0.49971980721657" calcext:value-type="float">
            <text:p>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56_(M-22) </text:p>
          </table:table-cell>
          <table:table-cell office:value-type="string" calcext:value-type="string">
            <text:p>3.30 </text:p>
          </table:table-cell>
          <table:table-cell office:value-type="string" calcext:value-type="string">
            <text:p>4.70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,18 </text:p>
          </table:table-cell>
          <table:table-cell office:value-type="string" calcext:value-type="string">
            <text:p>0,74 </text:p>
          </table:table-cell>
          <table:table-cell office:value-type="string" calcext:value-type="string">
            <text:p>-0,90 </text:p>
          </table:table-cell>
          <table:table-cell table:formula="of:=((1-[.G114])*((POWER([.F114];2-[.G114])-(POWER([.E114];2-[.G114])))/((2-[.G114])*((POWER([.F114];1-[.G114])-(POWER([.E114];1-[.G114])))))))" office:value-type="float" office:value="0.511661002196593" calcext:value-type="float">
            <text:p>0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681_(M-70) </text:p>
          </table:table-cell>
          <table:table-cell office:value-type="string" calcext:value-type="string">
            <text:p>9.36 </text:p>
          </table:table-cell>
          <table:table-cell office:value-type="string" calcext:value-type="string">
            <text:p>1.05d5 </text:p>
          </table:table-cell>
          <table:table-cell office:value-type="string" calcext:value-type="string">
            <text:p>3.04 </text:p>
          </table:table-cell>
          <table:table-cell office:value-type="string" calcext:value-type="string">
            <text:p>0,23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17 </text:p>
          </table:table-cell>
          <table:table-cell table:formula="of:=((1-[.G115])*((POWER([.F115];2-[.G115])-(POWER([.E115];2-[.G115])))/((2-[.G115])*((POWER([.F115];1-[.G115])-(POWER([.E115];1-[.G115])))))))" office:value-type="float" office:value="0.513988637088143" calcext:value-type="float">
            <text:p>0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12 </text:p>
          </table:table-cell>
          <table:table-cell office:value-type="string" calcext:value-type="string">
            <text:p>7.38 </text:p>
          </table:table-cell>
          <table:table-cell office:value-type="string" calcext:value-type="string">
            <text:p>9.50d4 </text:p>
          </table:table-cell>
          <table:table-cell office:value-type="string" calcext:value-type="string">
            <text:p>3.50 </text:p>
          </table:table-cell>
          <table:table-cell office:value-type="string" calcext:value-type="string">
            <text:p>0,35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0,24 </text:p>
          </table:table-cell>
          <table:table-cell table:formula="of:=((1-[.G116])*((POWER([.F116];2-[.G116])-(POWER([.E116];2-[.G116])))/((2-[.G116])*((POWER([.F116];1-[.G116])-(POWER([.E116];1-[.G116])))))))" office:value-type="float" office:value="0.603310968107351" calcext:value-type="float">
            <text:p>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15_(M-54) </text:p>
          </table:table-cell>
          <table:table-cell office:value-type="string" calcext:value-type="string">
            <text:p>26.28 </text:p>
          </table:table-cell>
          <table:table-cell office:value-type="string" calcext:value-type="string">
            <text:p>1.59d6 </text:p>
          </table:table-cell>
          <table:table-cell office:value-type="string" calcext:value-type="string">
            <text:p>5.78 </text:p>
          </table:table-cell>
          <table:table-cell office:value-type="string" calcext:value-type="string">
            <text:p>0,52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1,42 </text:p>
          </table:table-cell>
          <table:table-cell table:formula="of:=((1-[.G117])*((POWER([.F117];2-[.G117])-(POWER([.E117];2-[.G117])))/((2-[.G117])*((POWER([.F117];1-[.G117])-(POWER([.E117];1-[.G117])))))))" office:value-type="float" office:value="0.673978406862593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17 </text:p>
          </table:table-cell>
          <table:table-cell office:value-type="string" calcext:value-type="string">
            <text:p>7.52 </text:p>
          </table:table-cell>
          <table:table-cell office:value-type="string" calcext:value-type="string">
            <text:p>2.63d4 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0,30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1,47 </text:p>
          </table:table-cell>
          <table:table-cell table:formula="of:=((1-[.G118])*((POWER([.F118];2-[.G118])-(POWER([.E118];2-[.G118])))/((2-[.G118])*((POWER([.F118];1-[.G118])-(POWER([.E118];1-[.G118])))))))" office:value-type="float" office:value="0.487964347843061" calcext:value-type="float">
            <text:p>0,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23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0,23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0,33 </text:p>
          </table:table-cell>
          <table:table-cell table:formula="of:=((1-[.G119])*((POWER([.F119];2-[.G119])-(POWER([.E119];2-[.G119])))/((2-[.G119])*((POWER([.F119];1-[.G119])-(POWER([.E119];1-[.G119])))))))" office:value-type="float" office:value="0.527763614836971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49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2.05d5 </text:p>
          </table:table-cell>
          <table:table-cell office:value-type="string" calcext:value-type="string">
            <text:p>6.10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71</text:p>
          </table:table-cell>
          <table:table-cell table:formula="of:=((1-[.G120])*((POWER([.F120];2-[.G120])-(POWER([.E120];2-[.G120])))/((2-[.G120])*((POWER([.F120];1-[.G120])-(POWER([.E120];1-[.G120])))))))" office:value-type="float" office:value="0.455788048002924" calcext:value-type="float">
            <text:p>0,46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NGC_6752 </text:p>
          </table:table-cell>
          <table:table-cell office:value-type="string" calcext:value-type="string">
            <text:p>4.12 </text:p>
          </table:table-cell>
          <table:table-cell office:value-type="string" calcext:value-type="string">
            <text:p>2.61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,14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67 </text:p>
          </table:table-cell>
          <table:table-cell table:formula="of:=((1-[.G121])*((POWER([.F121];2-[.G121])-(POWER([.E121];2-[.G121])))/((2-[.G121])*((POWER([.F121];1-[.G121])-(POWER([.E121];1-[.G121])))))))" office:value-type="float" office:value="0.511964802745612" calcext:value-type="float">
            <text:p>0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60 </text:p>
          </table:table-cell>
          <table:table-cell office:value-type="string" calcext:value-type="string">
            <text:p>8.41 </text:p>
          </table:table-cell>
          <table:table-cell office:value-type="string" calcext:value-type="string">
            <text:p>2.86d5 </text:p>
          </table:table-cell>
          <table:table-cell office:value-type="string" calcext:value-type="string">
            <text:p>5.74 </text:p>
          </table:table-cell>
          <table:table-cell office:value-type="string" calcext:value-type="string">
            <text:p>0,67 </text:p>
          </table:table-cell>
          <table:table-cell office:value-type="string" calcext:value-type="string">
            <text:p>0,85 </text:p>
          </table:table-cell>
          <table:table-cell office:value-type="string" calcext:value-type="string">
            <text:p>-0,12 </text:p>
          </table:table-cell>
          <table:table-cell table:formula="of:=((1-[.G122])*((POWER([.F122];2-[.G122])-(POWER([.E122];2-[.G122])))/((2-[.G122])*((POWER([.F122];1-[.G122])-(POWER([.E122];1-[.G122])))))))" office:value-type="float" office:value="0.760427416338352" calcext:value-type="float">
            <text:p>0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779_(M-56) </text:p>
          </table:table-cell>
          <table:table-cell office:value-type="string" calcext:value-type="string">
            <text:p>10.43 </text:p>
          </table:table-cell>
          <table:table-cell office:value-type="string" calcext:value-type="string">
            <text:p>1.66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,31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56 </text:p>
          </table:table-cell>
          <table:table-cell table:formula="of:=((1-[.G123])*((POWER([.F123];2-[.G123])-(POWER([.E123];2-[.G123])))/((2-[.G123])*((POWER([.F123];1-[.G123])-(POWER([.E123];1-[.G123])))))))" office:value-type="float" office:value="0.558652784625748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809_(M-55) </text:p>
          </table:table-cell>
          <table:table-cell office:value-type="string" calcext:value-type="string">
            <text:p>5.35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6.78 </text:p>
          </table:table-cell>
          <table:table-cell office:value-type="string" calcext:value-type="string">
            <text:p>0,16 </text:p>
          </table:table-cell>
          <table:table-cell office:value-type="string" calcext:value-type="string">
            <text:p>0,67 </text:p>
          </table:table-cell>
          <table:table-cell office:value-type="string" calcext:value-type="string">
            <text:p>-0,93 </text:p>
          </table:table-cell>
          <table:table-cell table:formula="of:=((1-[.G124])*((POWER([.F124];2-[.G124])-(POWER([.E124];2-[.G124])))/((2-[.G124])*((POWER([.F124];1-[.G124])-(POWER([.E124];1-[.G124])))))))" office:value-type="float" office:value="0.463934092680124" calcext:value-type="float">
            <text:p>0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838_(M-71) </text:p>
          </table:table-cell>
          <table:table-cell office:value-type="string" calcext:value-type="string">
            <text:p>4.00 </text:p>
          </table:table-cell>
          <table:table-cell office:value-type="string" calcext:value-type="string">
            <text:p>3.78d4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0,25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17 </text:p>
          </table:table-cell>
          <table:table-cell table:formula="of:=((1-[.G125])*((POWER([.F125];2-[.G125])-(POWER([.E125];2-[.G125])))/((2-[.G125])*((POWER([.F125];1-[.G125])-(POWER([.E125];1-[.G125])))))))" office:value-type="float" office:value="0.54408792244682" calcext:value-type="float">
            <text:p>0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864_(M-75) </text:p>
          </table:table-cell>
          <table:table-cell office:value-type="string" calcext:value-type="string">
            <text:p>20.52 </text:p>
          </table:table-cell>
          <table:table-cell office:value-type="string" calcext:value-type="string">
            <text:p>4.59d5 </text:p>
          </table:table-cell>
          <table:table-cell office:value-type="string" calcext:value-type="string">
            <text:p>2.94 </text:p>
          </table:table-cell>
          <table:table-cell office:value-type="string" calcext:value-type="string">
            <text:p>0,57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45 </text:p>
          </table:table-cell>
          <table:table-cell table:formula="of:=((1-[.G126])*((POWER([.F126];2-[.G126])-(POWER([.E126];2-[.G126])))/((2-[.G126])*((POWER([.F126];1-[.G126])-(POWER([.E126];1-[.G126])))))))" office:value-type="float" office:value="0.698386248406359" calcext:value-type="float">
            <text:p>0,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934 </text:p>
          </table:table-cell>
          <table:table-cell office:value-type="string" calcext:value-type="string">
            <text:p>15.72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4.71 </text:p>
          </table:table-cell>
          <table:table-cell office:value-type="string" calcext:value-type="string">
            <text:p>0,38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14 </text:p>
          </table:table-cell>
          <table:table-cell table:formula="of:=((1-[.G127])*((POWER([.F127];2-[.G127])-(POWER([.E127];2-[.G127])))/((2-[.G127])*((POWER([.F127];1-[.G127])-(POWER([.E127];1-[.G127])))))))" office:value-type="float" office:value="0.612167303643646" calcext:value-type="float">
            <text:p>0,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6981_(M-72) </text:p>
          </table:table-cell>
          <table:table-cell office:value-type="string" calcext:value-type="string">
            <text:p>16.66 </text:p>
          </table:table-cell>
          <table:table-cell office:value-type="string" calcext:value-type="string">
            <text:p>8.12d4 </text:p>
          </table:table-cell>
          <table:table-cell office:value-type="string" calcext:value-type="string">
            <text:p>5.79 </text:p>
          </table:table-cell>
          <table:table-cell office:value-type="string" calcext:value-type="string">
            <text:p>0,40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68 </text:p>
          </table:table-cell>
          <table:table-cell table:formula="of:=((1-[.G128])*((POWER([.F128];2-[.G128])-(POWER([.E128];2-[.G128])))/((2-[.G128])*((POWER([.F128];1-[.G128])-(POWER([.E128];1-[.G128])))))))" office:value-type="float" office:value="0.620891181365376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7006 </text:p>
          </table:table-cell>
          <table:table-cell office:value-type="string" calcext:value-type="string">
            <text:p>39.32 </text:p>
          </table:table-cell>
          <table:table-cell office:value-type="string" calcext:value-type="string">
            <text:p>1.32d5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0,36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26 </text:p>
          </table:table-cell>
          <table:table-cell table:formula="of:=((1-[.G129])*((POWER([.F129];2-[.G129])-(POWER([.E129];2-[.G129])))/((2-[.G129])*((POWER([.F129];1-[.G129])-(POWER([.E129];1-[.G129])))))))" office:value-type="float" office:value="0.60841380609284" calcext:value-type="float">
            <text:p>0,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7078_(M-15) </text:p>
          </table:table-cell>
          <table:table-cell office:value-type="string" calcext:value-type="string">
            <text:p>10.71 </text:p>
          </table:table-cell>
          <table:table-cell office:value-type="string" calcext:value-type="string">
            <text:p>5.18d5 </text:p>
          </table:table-cell>
          <table:table-cell office:value-type="string" calcext:value-type="string">
            <text:p>3.66 </text:p>
          </table:table-cell>
          <table:table-cell office:value-type="string" calcext:value-type="string">
            <text:p>0,18 </text:p>
          </table:table-cell>
          <table:table-cell office:value-type="string" calcext:value-type="string">
            <text:p>0,73 </text:p>
          </table:table-cell>
          <table:table-cell office:value-type="string" calcext:value-type="string">
            <text:p>-0,97 </text:p>
          </table:table-cell>
          <table:table-cell table:formula="of:=((1-[.G130])*((POWER([.F130];2-[.G130])-(POWER([.E130];2-[.G130])))/((2-[.G130])*((POWER([.F130];1-[.G130])-(POWER([.E130];1-[.G130])))))))" office:value-type="float" office:value="0.508906800639798" calcext:value-type="float">
            <text:p>0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7089_(M-2) </text:p>
          </table:table-cell>
          <table:table-cell office:value-type="string" calcext:value-type="string">
            <text:p>11.69 </text:p>
          </table:table-cell>
          <table:table-cell office:value-type="string" calcext:value-type="string">
            <text:p>6.24d5 </text:p>
          </table:table-cell>
          <table:table-cell office:value-type="string" calcext:value-type="string">
            <text:p>4.76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0,87 </text:p>
          </table:table-cell>
          <table:table-cell table:formula="of:=((1-[.G131])*((POWER([.F131];2-[.G131])-(POWER([.E131];2-[.G131])))/((2-[.G131])*((POWER([.F131];1-[.G131])-(POWER([.E131];1-[.G131])))))))" office:value-type="float" office:value="0.551865847987849" calcext:value-type="float">
            <text:p>0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7099_(M-30) </text:p>
          </table:table-cell>
          <table:table-cell office:value-type="string" calcext:value-type="string">
            <text:p>8.46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4.27 </text:p>
          </table:table-cell>
          <table:table-cell office:value-type="string" calcext:value-type="string">
            <text:p>0,20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0,75 </text:p>
          </table:table-cell>
          <table:table-cell table:formula="of:=((1-[.G132])*((POWER([.F132];2-[.G132])-(POWER([.E132];2-[.G132])))/((2-[.G132])*((POWER([.F132];1-[.G132])-(POWER([.E132];1-[.G132])))))))" office:value-type="float" office:value="0.527856174313674" calcext:value-type="float">
            <text:p>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C_7492 </text:p>
          </table:table-cell>
          <table:table-cell office:value-type="string" calcext:value-type="string">
            <text:p>24.39 </text:p>
          </table:table-cell>
          <table:table-cell office:value-type="string" calcext:value-type="string">
            <text:p>1.97d4 </text:p>
          </table:table-cell>
          <table:table-cell office:value-type="string" calcext:value-type="string">
            <text:p>10.59 </text:p>
          </table:table-cell>
          <table:table-cell office:value-type="string" calcext:value-type="string">
            <text:p>0,60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0,69 </text:p>
          </table:table-cell>
          <table:table-cell table:formula="of:=((1-[.G133])*((POWER([.F133];2-[.G133])-(POWER([.E133];2-[.G133])))/((2-[.G133])*((POWER([.F133];1-[.G133])-(POWER([.E133];1-[.G133])))))))" office:value-type="float" office:value="0.697990966456729" calcext:value-type="float">
            <text:p>0,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1 </text:p>
          </table:table-cell>
          <table:table-cell office:value-type="string" calcext:value-type="string">
            <text:p>11.18 </text:p>
          </table:table-cell>
          <table:table-cell office:value-type="string" calcext:value-type="string">
            <text:p>9.26d2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,20 </text:p>
          </table:table-cell>
          <table:table-cell office:value-type="string" calcext:value-type="string">
            <text:p>1,00 </text:p>
          </table:table-cell>
          <table:table-cell office:value-type="string" calcext:value-type="string">
            <text:p>-0,51 </text:p>
          </table:table-cell>
          <table:table-cell table:formula="of:=((1-[.G134])*((POWER([.F134];2-[.G134])-(POWER([.E134];2-[.G134])))/((2-[.G134])*((POWER([.F134];1-[.G134])-(POWER([.E134];1-[.G134])))))))" office:value-type="float" office:value="0.648040947159085" calcext:value-type="float">
            <text:p>0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2 </text:p>
          </table:table-cell>
          <table:table-cell office:value-type="string" calcext:value-type="string">
            <text:p>26.17 </text:p>
          </table:table-cell>
          <table:table-cell office:value-type="string" calcext:value-type="string">
            <text:p>2.20d5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0,55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1,90 </text:p>
          </table:table-cell>
          <table:table-cell table:formula="of:=((1-[.G135])*((POWER([.F135];2-[.G135])-(POWER([.E135];2-[.G135])))/((2-[.G135])*((POWER([.F135];1-[.G135])-(POWER([.E135];1-[.G135])))))))" office:value-type="float" office:value="0.68951407352048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3 </text:p>
          </table:table-cell>
          <table:table-cell office:value-type="string" calcext:value-type="string">
            <text:p>94.84 </text:p>
          </table:table-cell>
          <table:table-cell office:value-type="string" calcext:value-type="string">
            <text:p>1.85d4 </text:p>
          </table:table-cell>
          <table:table-cell office:value-type="string" calcext:value-type="string">
            <text:p>27.60 </text:p>
          </table:table-cell>
          <table:table-cell office:value-type="string" calcext:value-type="string">
            <text:p>0,58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1,14 </text:p>
          </table:table-cell>
          <table:table-cell table:formula="of:=((1-[.G136])*((POWER([.F136];2-[.G136])-(POWER([.E136];2-[.G136])))/((2-[.G136])*((POWER([.F136];1-[.G136])-(POWER([.E136];1-[.G136])))))))" office:value-type="float" office:value="0.719033318509198" calcext:value-type="float">
            <text:p>0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4 </text:p>
          </table:table-cell>
          <table:table-cell office:value-type="string" calcext:value-type="string">
            <text:p>101.39 </text:p>
          </table:table-cell>
          <table:table-cell office:value-type="string" calcext:value-type="string">
            <text:p>1.53d4 </text:p>
          </table:table-cell>
          <table:table-cell office:value-type="string" calcext:value-type="string">
            <text:p>21.12 </text:p>
          </table:table-cell>
          <table:table-cell office:value-type="string" calcext:value-type="string">
            <text:p>0,59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0,34 </text:p>
          </table:table-cell>
          <table:table-cell table:formula="of:=((1-[.G137])*((POWER([.F137];2-[.G137])-(POWER([.E137];2-[.G137])))/((2-[.G137])*((POWER([.F137];1-[.G137])-(POWER([.E137];1-[.G137])))))))" office:value-type="float" office:value="0.707134397232188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5 </text:p>
          </table:table-cell>
          <table:table-cell office:value-type="string" calcext:value-type="string">
            <text:p>21.94 </text:p>
          </table:table-cell>
          <table:table-cell office:value-type="string" calcext:value-type="string">
            <text:p>1.34d4 </text:p>
          </table:table-cell>
          <table:table-cell office:value-type="string" calcext:value-type="string">
            <text:p>27.63 </text:p>
          </table:table-cell>
          <table:table-cell office:value-type="string" calcext:value-type="string">
            <text:p>0,29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84</text:p>
          </table:table-cell>
          <table:table-cell table:formula="of:=((1-[.G138])*((POWER([.F138];2-[.G138])-(POWER([.E138];2-[.G138])))/((2-[.G138])*((POWER([.F138];1-[.G138])-(POWER([.E138];1-[.G138])))))))" office:value-type="float" office:value="0.58474501251251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6 </text:p>
          </table:table-cell>
          <table:table-cell office:value-type="string" calcext:value-type="string">
            <text:p>7.05 </text:p>
          </table:table-cell>
          <table:table-cell office:value-type="string" calcext:value-type="string">
            <text:p>8.56d4 </text:p>
          </table:table-cell>
          <table:table-cell office:value-type="string" calcext:value-type="string">
            <text:p>2.91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38 </text:p>
          </table:table-cell>
          <table:table-cell table:formula="of:=((1-[.G139])*((POWER([.F139];2-[.G139])-(POWER([.E139];2-[.G139])))/((2-[.G139])*((POWER([.F139];1-[.G139])-(POWER([.E139];1-[.G139])))))))" office:value-type="float" office:value="0.365964464428576" calcext:value-type="float">
            <text:p>0,37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Pal_8 </text:p>
          </table:table-cell>
          <table:table-cell office:value-type="string" calcext:value-type="string">
            <text:p>11.32 </text:p>
          </table:table-cell>
          <table:table-cell office:value-type="string" calcext:value-type="string">
            <text:p>7.13d4 </text:p>
          </table:table-cell>
          <table:table-cell office:value-type="string" calcext:value-type="string">
            <text:p>6.14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23 </text:p>
          </table:table-cell>
          <table:table-cell table:formula="of:=((1-[.G140])*((POWER([.F140];2-[.G140])-(POWER([.E140];2-[.G140])))/((2-[.G140])*((POWER([.F140];1-[.G140])-(POWER([.E140];1-[.G140])))))))" office:value-type="float" office:value="0.419354368436093" calcext:value-type="float">
            <text:p>0,42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Pal_10 </text:p>
          </table:table-cell>
          <table:table-cell office:value-type="string" calcext:value-type="string">
            <text:p>8.94 </text:p>
          </table:table-cell>
          <table:table-cell office:value-type="string" calcext:value-type="string">
            <text:p>1.25d5 </text:p>
          </table:table-cell>
          <table:table-cell office:value-type="string" calcext:value-type="string">
            <text:p>6.91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74 </text:p>
          </table:table-cell>
          <table:table-cell table:formula="of:=((1-[.G141])*((POWER([.F141];2-[.G141])-(POWER([.E141];2-[.G141])))/((2-[.G141])*((POWER([.F141];1-[.G141])-(POWER([.E141];1-[.G141])))))))" office:value-type="float" office:value="0.457874087309179" calcext:value-type="float">
            <text:p>0,46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Pal_11 </text:p>
          </table:table-cell>
          <table:table-cell office:value-type="string" calcext:value-type="string">
            <text:p>14.02 </text:p>
          </table:table-cell>
          <table:table-cell office:value-type="string" calcext:value-type="string">
            <text:p>1.42d4 </text:p>
          </table:table-cell>
          <table:table-cell office:value-type="string" calcext:value-type="string">
            <text:p>9.75 </text:p>
          </table:table-cell>
          <table:table-cell office:value-type="string" calcext:value-type="string">
            <text:p>0,71 </text:p>
          </table:table-cell>
          <table:table-cell office:value-type="string" calcext:value-type="string">
            <text:p>0,85 </text:p>
          </table:table-cell>
          <table:table-cell office:value-type="string" calcext:value-type="string">
            <text:p>-0,53 </text:p>
          </table:table-cell>
          <table:table-cell table:formula="of:=((1-[.G142])*((POWER([.F142];2-[.G142])-(POWER([.E142];2-[.G142])))/((2-[.G142])*((POWER([.F142];1-[.G142])-(POWER([.E142];1-[.G142])))))))" office:value-type="float" office:value="0.781110820117847" calcext:value-type="float">
            <text:p>0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12 </text:p>
          </table:table-cell>
          <table:table-cell office:value-type="string" calcext:value-type="string">
            <text:p>18.49 </text:p>
          </table:table-cell>
          <table:table-cell office:value-type="string" calcext:value-type="string">
            <text:p>6.19d3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0,37 </text:p>
          </table:table-cell>
          <table:table-cell office:value-type="string" calcext:value-type="string">
            <text:p>0,84 </text:p>
          </table:table-cell>
          <table:table-cell office:value-type="string" calcext:value-type="string">
            <text:p>-0,61 </text:p>
          </table:table-cell>
          <table:table-cell table:formula="of:=((1-[.G143])*((POWER([.F143];2-[.G143])-(POWER([.E143];2-[.G143])))/((2-[.G143])*((POWER([.F143];1-[.G143])-(POWER([.E143];1-[.G143])))))))" office:value-type="float" office:value="0.623835044344766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13 </text:p>
          </table:table-cell>
          <table:table-cell office:value-type="string" calcext:value-type="string">
            <text:p>23.48 </text:p>
          </table:table-cell>
          <table:table-cell office:value-type="string" calcext:value-type="string">
            <text:p>2.78d3 </text:p>
          </table:table-cell>
          <table:table-cell office:value-type="string" calcext:value-type="string">
            <text:p>15.67 </text:p>
          </table:table-cell>
          <table:table-cell office:value-type="string" calcext:value-type="string">
            <text:p>0,24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0,29 </text:p>
          </table:table-cell>
          <table:table-cell table:formula="of:=((1-[.G144])*((POWER([.F144];2-[.G144])-(POWER([.E144];2-[.G144])))/((2-[.G144])*((POWER([.F144];1-[.G144])-(POWER([.E144];1-[.G144])))))))" office:value-type="float" office:value="0.495134253758601" calcext:value-type="float">
            <text:p>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14 </text:p>
          </table:table-cell>
          <table:table-cell office:value-type="string" calcext:value-type="string">
            <text:p>73.58 </text:p>
          </table:table-cell>
          <table:table-cell office:value-type="string" calcext:value-type="string">
            <text:p>1.91d4 </text:p>
          </table:table-cell>
          <table:table-cell office:value-type="string" calcext:value-type="string">
            <text:p>37.72 </text:p>
          </table:table-cell>
          <table:table-cell office:value-type="string" calcext:value-type="string">
            <text:p>0,54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1,26 </text:p>
          </table:table-cell>
          <table:table-cell table:formula="of:=((1-[.G145])*((POWER([.F145];2-[.G145])-(POWER([.E145];2-[.G145])))/((2-[.G145])*((POWER([.F145];1-[.G145])-(POWER([.E145];1-[.G145])))))))" office:value-type="float" office:value="0.686306454983249" calcext:value-type="float">
            <text:p>0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_15 </text:p>
          </table:table-cell>
          <table:table-cell office:value-type="string" calcext:value-type="string">
            <text:p>44.10 </text:p>
          </table:table-cell>
          <table:table-cell office:value-type="string" calcext:value-type="string">
            <text:p>5.25d4 </text:p>
          </table:table-cell>
          <table:table-cell office:value-type="string" calcext:value-type="string">
            <text:p>27.01 </text:p>
          </table:table-cell>
          <table:table-cell office:value-type="string" calcext:value-type="string">
            <text:p>0,47 </text:p>
          </table:table-cell>
          <table:table-cell office:value-type="string" calcext:value-type="string">
            <text:p>0,78 </text:p>
          </table:table-cell>
          <table:table-cell office:value-type="string" calcext:value-type="string">
            <text:p>-1,41 </text:p>
          </table:table-cell>
          <table:table-cell table:formula="of:=((1-[.G146])*((POWER([.F146];2-[.G146])-(POWER([.E146];2-[.G146])))/((2-[.G146])*((POWER([.F146];1-[.G146])-(POWER([.E146];1-[.G146])))))))" office:value-type="float" office:value="0.642933091979571" calcext:value-type="float">
            <text:p>0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chick_126 </text:p>
          </table:table-cell>
          <table:table-cell office:value-type="string" calcext:value-type="string">
            <text:p>8.00 </text:p>
          </table:table-cell>
          <table:table-cell office:value-type="string" calcext:value-type="string">
            <text:p>5.39d3 </text:p>
          </table:table-cell>
          <table:table-cell office:value-type="string" calcext:value-type="string">
            <text:p>1.53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51 </text:p>
          </table:table-cell>
          <table:table-cell table:formula="of:=((1-[.G147])*((POWER([.F147];2-[.G147])-(POWER([.E147];2-[.G147])))/((2-[.G147])*((POWER([.F147];1-[.G147])-(POWER([.E147];1-[.G147])))))))" office:value-type="float" office:value="0.353928305219822" calcext:value-type="float">
            <text:p>0,3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Pyxis </text:p>
          </table:table-cell>
          <table:table-cell office:value-type="string" calcext:value-type="string">
            <text:p>36.53 </text:p>
          </table:table-cell>
          <table:table-cell office:value-type="string" calcext:value-type="string">
            <text:p>3.22d4 </text:p>
          </table:table-cell>
          <table:table-cell office:value-type="string" calcext:value-type="string">
            <text:p>23.52 </text:p>
          </table:table-cell>
          <table:table-cell office:value-type="string" calcext:value-type="string">
            <text:p>0,42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1,44 </text:p>
          </table:table-cell>
          <table:table-cell table:formula="of:=((1-[.G148])*((POWER([.F148];2-[.G148])-(POWER([.E148];2-[.G148])))/((2-[.G148])*((POWER([.F148];1-[.G148])-(POWER([.E148];1-[.G148])))))))" office:value-type="float" office:value="0.656824985502347" calcext:value-type="float">
            <text:p>0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LGC_1 </text:p>
          </table:table-cell>
          <table:table-cell office:value-type="string" calcext:value-type="string">
            <text:p>28.84 </text:p>
          </table:table-cell>
          <table:table-cell office:value-type="string" calcext:value-type="string">
            <text:p>2.8d5 </text:p>
          </table:table-cell>
          <table:table-cell office:value-type="string" calcext:value-type="string">
            <text:p>11.57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85 </text:p>
          </table:table-cell>
          <table:table-cell table:formula="of:=((1-[.G149])*((POWER([.F149];2-[.G149])-(POWER([.E149];2-[.G149])))/((2-[.G149])*((POWER([.F149];1-[.G149])-(POWER([.E149];1-[.G149])))))))" office:value-type="float" office:value="0.465327524469205" calcext:value-type="float">
            <text:p>0,47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RLGC_2 </text:p>
          </table:table-cell>
          <table:table-cell office:value-type="string" calcext:value-type="string">
            <text:p>15.85 </text:p>
          </table:table-cell>
          <table:table-cell office:value-type="string" calcext:value-type="string">
            <text:p>2.7d5 </text:p>
          </table:table-cell>
          <table:table-cell office:value-type="string" calcext:value-type="string">
            <text:p>5.00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60 </text:p>
          </table:table-cell>
          <table:table-cell table:formula="of:=((1-[.G150])*((POWER([.F150];2-[.G150])-(POWER([.E150];2-[.G150])))/((2-[.G150])*((POWER([.F150];1-[.G150])-(POWER([.E150];1-[.G150])))))))" office:value-type="float" office:value="0.447943816590077" calcext:value-type="float">
            <text:p>0,45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Rup 10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3.40d4 </text:p>
          </table:table-cell>
          <table:table-cell office:value-type="string" calcext:value-type="string">
            <text:p>11.14 </text:p>
          </table:table-cell>
          <table:table-cell office:value-type="string" calcext:value-type="string">
            <text:p>0,22 </text:p>
          </table:table-cell>
          <table:table-cell office:value-type="string" calcext:value-type="string">
            <text:p>0,81 </text:p>
          </table:table-cell>
          <table:table-cell office:value-type="string" calcext:value-type="string">
            <text:p>-0,81</text:p>
          </table:table-cell>
          <table:table-cell table:formula="of:=((1-[.G151])*((POWER([.F151];2-[.G151])-(POWER([.E151];2-[.G151])))/((2-[.G151])*((POWER([.F151];1-[.G151])-(POWER([.E151];1-[.G151])))))))" office:value-type="float" office:value="0.561404665907957" calcext:value-type="float">
            <text:p>0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ittarius_II </text:p>
          </table:table-cell>
          <table:table-cell office:value-type="string" calcext:value-type="string">
            <text:p>66.53 </text:p>
          </table:table-cell>
          <table:table-cell office:value-type="string" calcext:value-type="string">
            <text:p>3.05d4 </text:p>
          </table:table-cell>
          <table:table-cell office:value-type="string" calcext:value-type="string">
            <text:p>39.44 </text:p>
          </table:table-cell>
          <table:table-cell office:value-type="string" calcext:value-type="string">
            <text:p>0,45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1,52 </text:p>
          </table:table-cell>
          <table:table-cell table:formula="of:=((1-[.G152])*((POWER([.F152];2-[.G152])-(POWER([.E152];2-[.G152])))/((2-[.G152])*((POWER([.F152];1-[.G152])-(POWER([.E152];1-[.G152])))))))" office:value-type="float" office:value="0.649523579389055" calcext:value-type="float">
            <text:p>0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1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1.99d5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,66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0,17 </text:p>
          </table:table-cell>
          <table:table-cell table:formula="of:=((1-[.G153])*((POWER([.F153];2-[.G153])-(POWER([.E153];2-[.G153])))/((2-[.G153])*((POWER([.F153];1-[.G153])-(POWER([.E153];1-[.G153])))))))" office:value-type="float" office:value="0.739508638724449" calcext:value-type="float">
            <text:p>0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2 </text:p>
          </table:table-cell>
          <table:table-cell office:value-type="string" calcext:value-type="string">
            <text:p>7.75 </text:p>
          </table:table-cell>
          <table:table-cell office:value-type="string" calcext:value-type="string">
            <text:p>8.05d4 </text:p>
          </table:table-cell>
          <table:table-cell office:value-type="string" calcext:value-type="string">
            <text:p>4.31 </text:p>
          </table:table-cell>
          <table:table-cell office:value-type="string" calcext:value-type="string">
            <text:p>0,71 </text:p>
          </table:table-cell>
          <table:table-cell office:value-type="string" calcext:value-type="string">
            <text:p>0,95 </text:p>
          </table:table-cell>
          <table:table-cell office:value-type="string" calcext:value-type="string">
            <text:p>-0,96 </text:p>
          </table:table-cell>
          <table:table-cell table:formula="of:=((1-[.G154])*((POWER([.F154];2-[.G154])-(POWER([.E154];2-[.G154])))/((2-[.G154])*((POWER([.F154];1-[.G154])-(POWER([.E154];1-[.G154])))))))" office:value-type="float" office:value="0.835553036779057" calcext:value-type="float">
            <text:p>0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3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3.25d4 </text:p>
          </table:table-cell>
          <table:table-cell office:value-type="string" calcext:value-type="string">
            <text:p>6.24 </text:p>
          </table:table-cell>
          <table:table-cell office:value-type="string" calcext:value-type="string">
            <text:p>0,49 </text:p>
          </table:table-cell>
          <table:table-cell office:value-type="string" calcext:value-type="string">
            <text:p>0,83 </text:p>
          </table:table-cell>
          <table:table-cell office:value-type="string" calcext:value-type="string">
            <text:p>-0,08 </text:p>
          </table:table-cell>
          <table:table-cell table:formula="of:=((1-[.G155])*((POWER([.F155];2-[.G155])-(POWER([.E155];2-[.G155])))/((2-[.G155])*((POWER([.F155];1-[.G155])-(POWER([.E155];1-[.G155])))))))" office:value-type="float" office:value="0.66118272705231" calcext:value-type="float">
            <text:p>0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4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0,53 </text:p>
          </table:table-cell>
          <table:table-cell office:value-type="string" calcext:value-type="string">
            <text:p>0,79 </text:p>
          </table:table-cell>
          <table:table-cell office:value-type="string" calcext:value-type="string">
            <text:p>-1,58 </text:p>
          </table:table-cell>
          <table:table-cell table:formula="of:=((1-[.G156])*((POWER([.F156];2-[.G156])-(POWER([.E156];2-[.G156])))/((2-[.G156])*((POWER([.F156];1-[.G156])-(POWER([.E156];1-[.G156])))))))" office:value-type="float" office:value="0.673393594119328" calcext:value-type="float">
            <text:p>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5 </text:p>
          </table:table-cell>
          <table:table-cell office:value-type="string" calcext:value-type="string">
            <text:p>6.62 </text:p>
          </table:table-cell>
          <table:table-cell office:value-type="string" calcext:value-type="string">
            <text:p>1.09d6 </text:p>
          </table:table-cell>
          <table:table-cell office:value-type="string" calcext:value-type="string">
            <text:p>4.03 </text:p>
          </table:table-cell>
          <table:table-cell office:value-type="string" calcext:value-type="string">
            <text:p>0,71 </text:p>
          </table:table-cell>
          <table:table-cell office:value-type="string" calcext:value-type="string">
            <text:p>0,88 </text:p>
          </table:table-cell>
          <table:table-cell office:value-type="string" calcext:value-type="string">
            <text:p>-1,35 </text:p>
          </table:table-cell>
          <table:table-cell table:formula="of:=((1-[.G157])*((POWER([.F157];2-[.G157])-(POWER([.E157];2-[.G157])))/((2-[.G157])*((POWER([.F157];1-[.G157])-(POWER([.E157];1-[.G157])))))))" office:value-type="float" office:value="0.799084877565472" calcext:value-type="float">
            <text:p>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6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1.00d5 </text:p>
          </table:table-cell>
          <table:table-cell office:value-type="string" calcext:value-type="string">
            <text:p>1.91 </text:p>
          </table:table-cell>
          <table:table-cell office:value-type="string" calcext:value-type="string">
            <text:p>0,64 </text:p>
          </table:table-cell>
          <table:table-cell office:value-type="string" calcext:value-type="string">
            <text:p>0,85 </text:p>
          </table:table-cell>
          <table:table-cell office:value-type="string" calcext:value-type="string">
            <text:p>0,73 </text:p>
          </table:table-cell>
          <table:table-cell table:formula="of:=((1-[.G158])*((POWER([.F158];2-[.G158])-(POWER([.E158];2-[.G158])))/((2-[.G158])*((POWER([.F158];1-[.G158])-(POWER([.E158];1-[.G158])))))))" office:value-type="float" office:value="0.741380071424348" calcext:value-type="float">
            <text:p>0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7 </text:p>
          </table:table-cell>
          <table:table-cell office:value-type="string" calcext:value-type="string">
            <text:p>24.28 </text:p>
          </table:table-cell>
          <table:table-cell office:value-type="string" calcext:value-type="string">
            <text:p>2.23d4 </text:p>
          </table:table-cell>
          <table:table-cell office:value-type="string" calcext:value-type="string">
            <text:p>12.18 </text:p>
          </table:table-cell>
          <table:table-cell office:value-type="string" calcext:value-type="string">
            <text:p>0,35 </text:p>
          </table:table-cell>
          <table:table-cell office:value-type="string" calcext:value-type="string">
            <text:p>1,04 </text:p>
          </table:table-cell>
          <table:table-cell office:value-type="string" calcext:value-type="string">
            <text:p>-1,62 </text:p>
          </table:table-cell>
          <table:table-cell table:formula="of:=((1-[.G159])*((POWER([.F159];2-[.G159])-(POWER([.E159];2-[.G159])))/((2-[.G159])*((POWER([.F159];1-[.G159])-(POWER([.E159];1-[.G159])))))))" office:value-type="float" office:value="0.783260785797943" calcext:value-type="float">
            <text:p>0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8 </text:p>
          </table:table-cell>
          <table:table-cell office:value-type="string" calcext:value-type="string">
            <text:p>27.54 </text:p>
          </table:table-cell>
          <table:table-cell office:value-type="string" calcext:value-type="string">
            <text:p>7.59d4 </text:p>
          </table:table-cell>
          <table:table-cell office:value-type="string" calcext:value-type="string">
            <text:p>21.24 </text:p>
          </table:table-cell>
          <table:table-cell office:value-type="string" calcext:value-type="string">
            <text:p>0,28 </text:p>
          </table:table-cell>
          <table:table-cell office:value-type="string" calcext:value-type="string">
            <text:p>0,77 </text:p>
          </table:table-cell>
          <table:table-cell office:value-type="string" calcext:value-type="string">
            <text:p>-1,14 </text:p>
          </table:table-cell>
          <table:table-cell table:formula="of:=((1-[.G160])*((POWER([.F160];2-[.G160])-(POWER([.E160];2-[.G160])))/((2-[.G160])*((POWER([.F160];1-[.G160])-(POWER([.E160];1-[.G160])))))))" office:value-type="float" office:value="0.568073498460219" calcext:value-type="float">
            <text:p>0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9 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0,62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-0,96 </text:p>
          </table:table-cell>
          <table:table-cell table:formula="of:=((1-[.G161])*((POWER([.F161];2-[.G161])-(POWER([.E161];2-[.G161])))/((2-[.G161])*((POWER([.F161];1-[.G161])-(POWER([.E161];1-[.G161])))))))" office:value-type="float" office:value="0.713651325259796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10 </text:p>
          </table:table-cell>
          <table:table-cell office:value-type="string" calcext:value-type="string">
            <text:p>10.21 </text:p>
          </table:table-cell>
          <table:table-cell office:value-type="string" calcext:value-type="string">
            <text:p>3.19d5 </text:p>
          </table:table-cell>
          <table:table-cell office:value-type="string" calcext:value-type="string">
            <text:p>4.67 </text:p>
          </table:table-cell>
          <table:table-cell office:value-type="string" calcext:value-type="string">
            <text:p>0,20 </text:p>
          </table:table-cell>
          <table:table-cell office:value-type="string" calcext:value-type="string">
            <text:p>0,80 </text:p>
          </table:table-cell>
          <table:table-cell office:value-type="string" calcext:value-type="string">
            <text:p>0,00 </text:p>
          </table:table-cell>
          <table:table-cell table:formula="of:=((1-[.G162])*((POWER([.F162];2-[.G162])-(POWER([.E162];2-[.G162])))/((2-[.G162])*((POWER([.F162];1-[.G162])-(POWER([.E162];1-[.G162])))))))" office:value-type="float" office:value="0.5" calcext:value-type="float">
            <text:p>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_12 </text:p>
          </table:table-cell>
          <table:table-cell office:value-type="string" calcext:value-type="string">
            <text:p>5.17 </text:p>
          </table:table-cell>
          <table:table-cell office:value-type="string" calcext:value-type="string">
            <text:p>3.76d4 </text:p>
          </table:table-cell>
          <table:table-cell office:value-type="string" calcext:value-type="string">
            <text:p>2.71 </text:p>
          </table:table-cell>
          <table:table-cell office:value-type="string" calcext:value-type="string">
            <text:p>0,58 </text:p>
          </table:table-cell>
          <table:table-cell office:value-type="string" calcext:value-type="string">
            <text:p>0,95 </text:p>
          </table:table-cell>
          <table:table-cell office:value-type="string" calcext:value-type="string">
            <text:p>-1,31 </text:p>
          </table:table-cell>
          <table:table-cell table:formula="of:=((1-[.G163])*((POWER([.F163];2-[.G163])-(POWER([.E163];2-[.G163])))/((2-[.G163])*((POWER([.F163];1-[.G163])-(POWER([.E163];1-[.G163])))))))" office:value-type="float" office:value="0.784433974031198" calcext:value-type="float">
            <text:p>0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n_2 </text:p>
          </table:table-cell>
          <table:table-cell office:value-type="string" calcext:value-type="string">
            <text:p>6.99 </text:p>
          </table:table-cell>
          <table:table-cell office:value-type="string" calcext:value-type="string">
            <text:p>4.31d4 </text:p>
          </table:table-cell>
          <table:table-cell office:value-type="string" calcext:value-type="string">
            <text:p>4.26 </text:p>
          </table:table-cell>
          <table:table-cell office:value-type="string" calcext:value-type="string">
            <text:p>0,45 </text:p>
          </table:table-cell>
          <table:table-cell office:value-type="string" calcext:value-type="string">
            <text:p>0,82 </text:p>
          </table:table-cell>
          <table:table-cell office:value-type="string" calcext:value-type="string">
            <text:p>-1,48 </text:p>
          </table:table-cell>
          <table:table-cell table:formula="of:=((1-[.G164])*((POWER([.F164];2-[.G164])-(POWER([.E164];2-[.G164])))/((2-[.G164])*((POWER([.F164];1-[.G164])-(POWER([.E164];1-[.G164])))))))" office:value-type="float" office:value="0.661267618593545" calcext:value-type="float">
            <text:p>0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S_1 </text:p>
          </table:table-cell>
          <table:table-cell office:value-type="string" calcext:value-type="string">
            <text:p>15.58 </text:p>
          </table:table-cell>
          <table:table-cell office:value-type="string" calcext:value-type="string">
            <text:p>8.0d4 </text:p>
          </table:table-cell>
          <table:table-cell office:value-type="string" calcext:value-type="string">
            <text:p>4.07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0,03 </text:p>
          </table:table-cell>
          <table:table-cell table:formula="of:=((1-[.G165])*((POWER([.F165];2-[.G165])-(POWER([.E165];2-[.G165])))/((2-[.G165])*((POWER([.F165];1-[.G165])-(POWER([.E165];1-[.G165])))))))" office:value-type="float" office:value="0.397396880055675" calcext:value-type="float">
            <text:p>0,40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VVV-CL001 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.54d5 </text:p>
          </table:table-cell>
          <table:table-cell office:value-type="string" calcext:value-type="string">
            <text:p>3.23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21 </text:p>
          </table:table-cell>
          <table:table-cell table:formula="of:=((1-[.G166])*((POWER([.F166];2-[.G166])-(POWER([.E166];2-[.G166])))/((2-[.G166])*((POWER([.F166];1-[.G166])-(POWER([.E166];1-[.G166])))))))" office:value-type="float" office:value="0.417716426955614" calcext:value-type="float">
            <text:p>0,42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VVV-CL160 </text:p>
          </table:table-cell>
          <table:table-cell office:value-type="string" calcext:value-type="string">
            <text:p>6.80 </text:p>
          </table:table-cell>
          <table:table-cell office:value-type="string" calcext:value-type="string">
            <text:p>5.28d4 </text:p>
          </table:table-cell>
          <table:table-cell office:value-type="string" calcext:value-type="string">
            <text:p>4.50 </text:p>
          </table:table-cell>
          <table:table-cell table:formula="of:=[.E2]" office:value-type="string" office:string-value="0,1" calcext:value-type="string">
            <text:p>0,1</text:p>
          </table:table-cell>
          <table:table-cell table:formula="of:=[.F2]" office:value-type="string" office:string-value="0,7" calcext:value-type="string">
            <text:p>0,7</text:p>
          </table:table-cell>
          <table:table-cell office:value-type="string" calcext:value-type="string">
            <text:p>-0,12 </text:p>
          </table:table-cell>
          <table:table-cell table:formula="of:=((1-[.G167])*((POWER([.F167];2-[.G167])-(POWER([.E167];2-[.G167])))/((2-[.G167])*((POWER([.F167];1-[.G167])-(POWER([.E167];1-[.G167])))))))" office:value-type="float" office:value="0.410236548093896" calcext:value-type="float">
            <text:p>0,4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Whiting_1 </text:p>
          </table:table-cell>
          <table:table-cell table:style-name="Default" office:value-type="string" calcext:value-type="string">
            <text:p>30.59 </text:p>
          </table:table-cell>
          <table:table-cell table:style-name="Default" office:value-type="string" calcext:value-type="string">
            <text:p>1.37d3 </text:p>
          </table:table-cell>
          <table:table-cell table:style-name="Default" office:value-type="string" calcext:value-type="string">
            <text:p>16.53 </text:p>
          </table:table-cell>
          <table:table-cell table:number-columns-repeated="3"/>
          <table:table-cell table:style-name="Default" table:number-columns-repeated="3"/>
        </table:table-row>
        <table:table-row table:style-name="ro2" table:number-rows-repeated="77">
          <table:table-cell/>
          <table:table-cell table:style-name="Default" table:number-columns-repeated="9"/>
        </table:table-row>
        <table:table-row table:style-name="ro2">
          <table:table-cell office:value-type="string" calcext:value-type="string">
            <text:p>(C) Holger Baumgardt 2018-2023, with help from Sam Hinton 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50.888412053</meta:creation-date>
    <dc:date>2025-04-09T12:22:57.940425064</dc:date>
    <meta:editing-duration>PT5H42M50S</meta:editing-duration>
    <meta:editing-cycles>34</meta:editing-cycles>
    <meta:generator>LibreOffice/7.4.7.2$Linux_X86_64 LibreOffice_project/40$Build-2</meta:generator>
    <meta:document-statistic meta:table-count="1" meta:cell-count="1342" meta:object-count="0"/>
  </office:meta>
</office:document-meta>
</file>